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51cm" fo:margin-left="0.002cm" fo:margin-top="0cm" fo:margin-bottom="0cm" table:align="left" style:writing-mode="page"/>
    </style:style>
    <style:style style:name="Tableau1.A" style:family="table-column">
      <style:table-column-properties style:column-width="3.879cm"/>
    </style:style>
    <style:style style:name="Tableau1.B" style:family="table-column">
      <style:table-column-properties style:column-width="12.63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2f2f2" fo:padding-left="0.212cm" fo:padding-right="0.212cm" fo:padding-top="0.141cm" fo:padding-bottom="0.141cm" fo:border="0.1pt solid #aaaaaa">
        <style:background-image/>
      </style:table-cell-properties>
    </style:style>
    <style:style style:name="Tableau1.A2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1.A3" style:family="table-cell">
      <style:table-cell-properties fo:background-color="#e2efda" fo:padding-left="0.212cm" fo:padding-right="0.212cm" fo:padding-top="0.141cm" fo:padding-bottom="0.141cm" fo:border="0.1pt solid #aaaaaa">
        <style:background-image/>
      </style:table-cell-properties>
    </style:style>
    <style:style style:name="Tableau2" style:family="table">
      <style:table-properties style:width="16.51cm" fo:margin-left="0.002cm" fo:margin-top="0cm" fo:margin-bottom="0cm" table:align="left" style:writing-mode="page"/>
    </style:style>
    <style:style style:name="Tableau2.A" style:family="table-column">
      <style:table-column-properties style:column-width="4.41cm"/>
    </style:style>
    <style:style style:name="Tableau2.B" style:family="table-column">
      <style:table-column-properties style:column-width="12.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2f2f2" fo:padding-left="0.212cm" fo:padding-right="0.212cm" fo:padding-top="0.141cm" fo:padding-bottom="0.141cm" fo:border="0.1pt solid #aaaaaa">
        <style:background-image/>
      </style:table-cell-properties>
    </style:style>
    <style:style style:name="Tableau2.A2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3" style:family="table">
      <style:table-properties style:width="16.51cm" fo:margin-left="0.002cm" fo:margin-top="0cm" fo:margin-bottom="0cm" table:align="left" style:writing-mode="page"/>
    </style:style>
    <style:style style:name="Tableau3.A" style:family="table-column">
      <style:table-column-properties style:column-width="2.646cm"/>
    </style:style>
    <style:style style:name="Tableau3.B" style:family="table-column">
      <style:table-column-properties style:column-width="13.864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4" style:family="table">
      <style:table-properties style:width="16.51cm" fo:margin-left="0.002cm" fo:margin-top="0cm" fo:margin-bottom="0cm" table:align="left" style:writing-mode="page"/>
    </style:style>
    <style:style style:name="Tableau4.A" style:family="table-column">
      <style:table-column-properties style:column-width="2.115cm"/>
    </style:style>
    <style:style style:name="Tableau4.B" style:family="table-column">
      <style:table-column-properties style:column-width="2.117cm"/>
    </style:style>
    <style:style style:name="Tableau4.D" style:family="table-column">
      <style:table-column-properties style:column-width="10.16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f3864" fo:padding-left="0.212cm" fo:padding-right="0.212cm" fo:padding-top="0.141cm" fo:padding-bottom="0.141cm" fo:border="0.1pt solid #aaaaaa">
        <style:background-image/>
      </style:table-cell-properties>
    </style:style>
    <style:style style:name="Tableau4.A2" style:family="table-cell">
      <style:table-cell-properties fo:background-color="#fff2cc" fo:padding-left="0.212cm" fo:padding-right="0.212cm" fo:padding-top="0.106cm" fo:padding-bottom="0.106cm" fo:border="0.1pt solid #aaaaaa">
        <style:background-image/>
      </style:table-cell-properties>
    </style:style>
    <style:style style:name="Tableau4.A3" style:family="table-cell">
      <style:table-cell-properties fo:background-color="#ffffff" fo:padding-left="0.212cm" fo:padding-right="0.212cm" fo:padding-top="0.106cm" fo:padding-bottom="0.106cm" fo:border="0.1pt solid #aaaaaa">
        <style:background-image/>
      </style:table-cell-properties>
    </style:style>
    <style:style style:name="Tableau5" style:family="table">
      <style:table-properties style:width="16.51cm" fo:margin-left="0.002cm" fo:margin-top="0cm" fo:margin-bottom="0cm" table:align="left" style:writing-mode="page"/>
    </style:style>
    <style:style style:name="Tableau5.A" style:family="table-column">
      <style:table-column-properties style:column-width="3.879cm"/>
    </style:style>
    <style:style style:name="Tableau5.B" style:family="table-column">
      <style:table-column-properties style:column-width="12.63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6" style:family="table">
      <style:table-properties style:width="16.51cm" fo:margin-left="0.002cm" fo:margin-top="0cm" fo:margin-bottom="0cm" table:align="left" style:writing-mode="page"/>
    </style:style>
    <style:style style:name="Tableau6.A" style:family="table-column">
      <style:table-column-properties style:column-width="4.41cm"/>
    </style:style>
    <style:style style:name="Tableau6.B" style:family="table-column">
      <style:table-column-properties style:column-width="12.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2f2f2" fo:padding-left="0.212cm" fo:padding-right="0.212cm" fo:padding-top="0.141cm" fo:padding-bottom="0.141cm" fo:border="0.1pt solid #aaaaaa">
        <style:background-image/>
      </style:table-cell-properties>
    </style:style>
    <style:style style:name="Tableau6.A2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7" style:family="table">
      <style:table-properties style:width="16.51cm" fo:margin-left="0.002cm" fo:margin-top="0cm" fo:margin-bottom="0cm" table:align="left" style:writing-mode="page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2.644cm"/>
    </style:style>
    <style:style style:name="Tableau7.C" style:family="table-column">
      <style:table-column-properties style:column-width="6.456cm"/>
    </style:style>
    <style:style style:name="Tableau7.D" style:family="table-column">
      <style:table-column-properties style:column-width="5.823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2f2f2" fo:padding-left="0.212cm" fo:padding-right="0.212cm" fo:padding-top="0.106cm" fo:padding-bottom="0.106cm" fo:border="0.1pt solid #aaaaaa">
        <style:background-image/>
      </style:table-cell-properties>
    </style:style>
    <style:style style:name="Tableau7.A2" style:family="table-cell">
      <style:table-cell-properties fo:background-color="#ffffff" fo:padding-left="0.212cm" fo:padding-right="0.212cm" fo:padding-top="0.106cm" fo:padding-bottom="0.106cm" fo:border="0.1pt solid #aaaaaa">
        <style:background-image/>
      </style:table-cell-properties>
    </style:style>
    <style:style style:name="Tableau8" style:family="table">
      <style:table-properties style:width="16.51cm" fo:margin-left="0.002cm" fo:margin-top="0cm" fo:margin-bottom="0cm" table:align="left" style:writing-mode="page"/>
    </style:style>
    <style:style style:name="Tableau8.A" style:family="table-column">
      <style:table-column-properties style:column-width="3.528cm"/>
    </style:style>
    <style:style style:name="Tableau8.B" style:family="table-column">
      <style:table-column-properties style:column-width="12.98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9" style:family="table">
      <style:table-properties style:width="16.51cm" fo:margin-left="0.002cm" fo:margin-top="0cm" fo:margin-bottom="0cm" table:align="left" style:writing-mode="page"/>
    </style:style>
    <style:style style:name="Tableau9.A" style:family="table-column">
      <style:table-column-properties style:column-width="1.762cm"/>
    </style:style>
    <style:style style:name="Tableau9.B" style:family="table-column">
      <style:table-column-properties style:column-width="2.648cm"/>
    </style:style>
    <style:style style:name="Tableau9.C" style:family="table-column">
      <style:table-column-properties style:column-width="6.454cm"/>
    </style:style>
    <style:style style:name="Tableau9.D" style:family="table-column">
      <style:table-column-properties style:column-width="5.64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2f2f2" fo:padding-left="0.212cm" fo:padding-right="0.212cm" fo:padding-top="0.106cm" fo:padding-bottom="0.106cm" fo:border="0.1pt solid #aaaaaa">
        <style:background-image/>
      </style:table-cell-properties>
    </style:style>
    <style:style style:name="Tableau9.A2" style:family="table-cell">
      <style:table-cell-properties fo:background-color="#ffffff" fo:padding-left="0.212cm" fo:padding-right="0.212cm" fo:padding-top="0.106cm" fo:padding-bottom="0.106cm" fo:border="0.1pt solid #aaaaaa">
        <style:background-image/>
      </style:table-cell-properties>
    </style:style>
    <style:style style:name="Tableau10" style:family="table">
      <style:table-properties style:width="16.51cm" fo:margin-left="0.002cm" fo:margin-top="0cm" fo:margin-bottom="0cm" table:align="left" style:writing-mode="page"/>
    </style:style>
    <style:style style:name="Tableau10.A" style:family="table-column">
      <style:table-column-properties style:column-width="4.41cm"/>
    </style:style>
    <style:style style:name="Tableau10.B" style:family="table-column">
      <style:table-column-properties style:column-width="12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11" style:family="table">
      <style:table-properties style:width="16.51cm" fo:margin-left="0.002cm" fo:margin-top="0cm" fo:margin-bottom="0cm" table:align="left" style:writing-mode="page"/>
    </style:style>
    <style:style style:name="Tableau11.A" style:family="table-column">
      <style:table-column-properties style:column-width="3.528cm"/>
    </style:style>
    <style:style style:name="Tableau11.B" style:family="table-column">
      <style:table-column-properties style:column-width="12.98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12" style:family="table">
      <style:table-properties style:width="16.51cm" fo:margin-left="0.002cm" fo:margin-top="0cm" fo:margin-bottom="0cm" table:align="left" style:writing-mode="page"/>
    </style:style>
    <style:style style:name="Tableau12.A" style:family="table-column">
      <style:table-column-properties style:column-width="3.528cm"/>
    </style:style>
    <style:style style:name="Tableau12.B" style:family="table-column">
      <style:table-column-properties style:column-width="12.98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Tableau13" style:family="table">
      <style:table-properties style:width="16.51cm" fo:margin-left="0.002cm" fo:margin-top="0cm" fo:margin-bottom="0cm" table:align="left" style:writing-mode="page"/>
    </style:style>
    <style:style style:name="Tableau13.A" style:family="table-column">
      <style:table-column-properties style:column-width="4.41cm"/>
    </style:style>
    <style:style style:name="Tableau13.B" style:family="table-column">
      <style:table-column-properties style:column-width="12.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212cm" fo:padding-right="0.212cm" fo:padding-top="0.141cm" fo:padding-bottom="0.141cm" fo:border="0.1pt solid #aaaaaa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/>
    </style:style>
    <style:style style:name="P2" style:family="paragraph" style:parent-style-name="Standard">
      <style:paragraph-properties fo:margin-top="0.212cm" fo:margin-bottom="0.106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.706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Heading_20_1">
      <loext:graphic-properties draw:fill="solid" draw:fill-color="#1f3864"/>
      <style:paragraph-properties fo:margin-top="0cm" fo:margin-bottom="0.212cm" style:contextual-spacing="false" fo:break-before="page" fo:background-color="#1f3864" fo:padding-left="0cm" fo:padding-right="0cm" fo:padding-top="0cm" fo:padding-bottom="0.035cm" fo:border-left="none" fo:border-right="none" fo:border-top="none" fo:border-bottom="0.74pt solid #4472c4"/>
    </style:style>
    <style:style style:name="P6" style:family="paragraph" style:parent-style-name="Standard">
      <style:paragraph-properties fo:margin-top="0.106cm" fo:margin-bottom="0.106cm" style:contextual-spacing="false" fo:text-align="left" style:justify-single-word="false"/>
    </style:style>
    <style:style style:name="P7" style:family="paragraph" style:parent-style-name="Heading_20_2">
      <style:paragraph-properties fo:margin-top="0.353cm" fo:margin-bottom="0.141cm" style:contextual-spacing="false" fo:padding-left="0cm" fo:padding-right="0cm" fo:padding-top="0cm" fo:padding-bottom="0.035cm" fo:border-left="none" fo:border-right="none" fo:border-top="none" fo:border-bottom="0.51pt solid #4472c4"/>
    </style:style>
    <style:style style:name="P8" style:family="paragraph" style:parent-style-name="Standard">
      <loext:graphic-properties draw:fill="solid" draw:fill-color="#f5f5f5"/>
      <style:paragraph-properties fo:margin-left="0.635cm" fo:margin-top="0.053cm" fo:margin-bottom="0.053cm" style:contextual-spacing="false" fo:background-color="#f5f5f5"/>
    </style:style>
    <style:style style:name="P9" style:family="paragraph" style:parent-style-name="Standard">
      <loext:graphic-properties draw:fill="solid" draw:fill-color="#fff2cc"/>
      <style:paragraph-properties fo:margin-left="0.635cm" fo:margin-right="0.635cm" fo:margin-top="0.141cm" fo:margin-bottom="0.141cm" style:contextual-spacing="false" fo:background-color="#fff2cc" fo:padding-left="0.141cm" fo:padding-right="0cm" fo:padding-top="0cm" fo:padding-bottom="0cm" fo:border-left="0.99pt solid #ffc000" fo:border-right="none" fo:border-top="none" fo:border-bottom="non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List_20_Paragraph" style:list-style-name="WWNum2">
      <style:paragraph-properties fo:margin-top="0.071cm" fo:margin-bottom="0.071cm" style:contextual-spacing="false"/>
    </style:style>
    <style:style style:name="P13" style:family="paragraph" style:parent-style-name="Standard">
      <loext:graphic-properties draw:fill="solid" draw:fill-color="#e2efda"/>
      <style:paragraph-properties fo:margin-left="0.635cm" fo:margin-top="0.071cm" fo:margin-bottom="0.071cm" style:contextual-spacing="false" fo:background-color="#e2efda"/>
    </style:style>
    <style:style style:name="P14" style:family="paragraph" style:parent-style-name="Standard">
      <style:paragraph-properties fo:margin-top="0.423cm" fo:margin-bottom="0.106cm" style:contextual-spacing="false" fo:text-align="center" style:justify-single-word="false"/>
    </style:style>
    <style:style style:name="T1" style:family="text">
      <style:text-properties fo:color="#1f3864" loext:opacity="100%" style:font-name="Arial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2" style:family="text">
      <style:text-properties fo:color="#4472c4" loext:opacity="100%"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4" style:family="text">
      <style:text-properties style:font-name="Arial" fo:font-size="9.5pt" style:font-name-asian="Arial2" style:font-size-asian="9.5pt" style:font-name-complex="Arial2" style:font-size-complex="9.5pt"/>
    </style:style>
    <style:style style:name="T5" style:family="text">
      <style:text-properties fo:color="#ffffff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6" style:family="text">
      <style:text-properties fo:color="#000000" loext:opacity="100%" style:font-name="Arial" fo:font-size="10pt" fo:font-style="normal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color="#1f3864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8" style:family="text">
      <style:text-properties fo:color="#2e4374" loext:opacity="100%" fo:font-family="'Courier New'" style:font-family-generic="roman" style:font-pitch="variable" fo:font-size="9pt" style:font-family-asian="'Courier New'" style:font-family-generic-asian="system" style:font-pitch-asian="variable" style:font-size-asian="9pt" style:font-family-complex="'Courier New'" style:font-family-generic-complex="system" style:font-pitch-complex="variable" style:font-size-complex="9pt"/>
    </style:style>
    <style:style style:name="T9" style:family="text">
      <style:text-properties fo:color="#7b3f00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10" style:family="text">
      <style:text-properties fo:color="#ffffff" loext:opacity="100%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11" style:family="text">
      <style:text-properties fo:color="#1f3864" loext:opacity="100%" fo:font-family="'Courier New'" style:font-family-generic="roman" style:font-pitch="variable" fo:font-size="10pt" fo:font-weight="bold" style:font-family-asian="'Courier New'" style:font-family-generic-asian="system" style:font-pitch-asian="variable" style:font-size-asian="10pt" style:font-weight-asian="bold" style:font-family-complex="'Courier New'" style:font-family-generic-complex="system" style:font-pitch-complex="variable" style:font-size-complex="10pt" style:font-weight-complex="bold"/>
    </style:style>
    <style:style style:name="T12" style:family="text">
      <style:text-properties fo:font-family="'Courier New'" style:font-family-generic="roman" style:font-pitch="variable" fo:font-size="7.5pt" style:font-family-asian="'Courier New'" style:font-family-generic-asian="system" style:font-pitch-asian="variable" style:font-size-asian="7.5pt" style:font-family-complex="'Courier New'" style:font-family-generic-complex="system" style:font-pitch-complex="variable" style:font-size-complex="7.5pt"/>
    </style:style>
    <style:style style:name="T13" style:family="text">
      <style:text-properties fo:color="#1f6b2a" loext:opacity="100%" fo:font-family="'Courier New'" style:font-family-generic="roman" style:font-pitch="variable" fo:font-size="7.5pt" style:font-family-asian="'Courier New'" style:font-family-generic-asian="system" style:font-pitch-asian="variable" style:font-size-asian="7.5pt" style:font-family-complex="'Courier New'" style:font-family-generic-complex="system" style:font-pitch-complex="variable" style:font-size-complex="7.5pt"/>
    </style:style>
    <style:style style:name="T14" style:family="text">
      <style:text-properties style:font-name="Arial" fo:font-size="10pt" style:font-name-asian="Arial2" style:font-size-asian="10pt" style:font-name-complex="Arial2" style:font-size-complex="10pt"/>
    </style:style>
    <style:style style:name="T15" style:family="text">
      <style:text-properties fo:color="#1f3864" loext:opacity="100%" fo:font-family="'Courier New'" style:font-family-generic="roman" style:font-pitch="variable" fo:font-size="9pt" fo:font-weight="bold" style:font-family-asian="'Courier New'" style:font-family-generic-asian="system" style:font-pitch-asian="variable" style:font-size-asian="9pt" style:font-weight-asian="bold" style:font-family-complex="'Courier New'" style:font-family-generic-complex="system" style:font-pitch-complex="variable" style:font-size-complex="9pt" style:font-weight-complex="bold"/>
    </style:style>
    <style:style style:name="T16" style:family="text">
      <style:text-properties style:font-name="Arial" fo:font-size="9pt" style:font-name-asian="Arial2" style:font-size-asian="9pt" style:font-name-complex="Arial2" style:font-size-complex="9pt"/>
    </style:style>
    <style:style style:name="T17" style:family="text">
      <style:text-properties style:font-name="Arial" fo:font-size="8.5pt" fo:font-style="italic" style:font-name-asian="Arial2" style:font-size-asian="8.5pt" style:font-style-asian="italic" style:font-name-complex="Arial2" style:font-size-complex="8.5pt" style:font-style-complex="italic"/>
    </style:style>
    <style:style style:name="T18" style:family="text">
      <style:text-properties fo:font-family="'Courier New'" style:font-family-generic="roman" style:font-pitch="variable" fo:font-size="8pt" style:font-family-asian="'Courier New'" style:font-family-generic-asian="system" style:font-pitch-asian="variable" style:font-size-asian="8pt" style:font-family-complex="'Courier New'" style:font-family-generic-complex="system" style:font-pitch-complex="variable" style:font-size-complex="8pt"/>
    </style:style>
    <style:style style:name="T19" style:family="text">
      <style:text-properties fo:color="#1f6b2a" loext:opacity="100%" style:font-name="Arial" fo:font-size="9pt" style:font-name-asian="Arial2" style:font-size-asian="9pt" style:font-name-complex="Arial2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PROJET RZ</text:span></text:p>
      <text:p text:style-name="P3"><text:span text:style-name="T2">Document Administrateur &amp; Développeur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text:span text:style-name="T3">Version</text:span></text:p>
          </table:table-cell>
          <table:table-cell table:style-name="Tableau1.A1" office:value-type="string">
            <text:p text:style-name="Standard"><text:span text:style-name="T4">1.0 — Mars 2026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3">Auteur</text:span></text:p>
          </table:table-cell>
          <table:table-cell table:style-name="Tableau1.A2" office:value-type="string">
            <text:p text:style-name="Standard"><text:span text:style-name="T4">Vincent Philippe</text:span>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3">Statut</text:span></text:p>
          </table:table-cell>
          <table:table-cell table:style-name="Tableau1.A3" office:value-type="string">
            <text:p text:style-name="Standard"><text:span text:style-name="T4">Architecture stabilisée — Développement Node-RED en cours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3">Référence</text:span></text:p>
          </table:table-cell>
          <table:table-cell table:style-name="Tableau1.A2" office:value-type="string">
            <text:p text:style-name="Standard"><text:span text:style-name="T4">table_A_structure_regles.md v2.0 / tables_RZ_v3.xlsx</text:span></text:p>
          </table:table-cell>
        </table:table-row>
      </table:table>
      <text:p text:style-name="P4"/>
      <text:h text:style-name="P5" text:outline-level="1"><text:bookmark-start text:name="__RefHeading___Toc6009_1965683224"/><text:span text:style-name="T5">1. Vue d'ensemble du projet</text:span><text:bookmark-end text:name="__RefHeading___Toc6009_1965683224"/></text:h>
      <text:p text:style-name="P6"><text:span text:style-name="T6">RZ est un robot mobile autonome à plateforme Android, développé à titre bénévole. Il est composé de quatre sous-systèmes communiquant par le protocole VPIV transporté sur MQTT.</text:span></text:p>
      <text:h text:style-name="P7" text:outline-level="2"><text:bookmark-start text:name="__RefHeading___Toc6011_1965683224"/><text:span text:style-name="T7">1.1 Les quatre sous-systèmes</text:span><text:bookmark-end text:name="__RefHeading___Toc6011_1965683224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<text:span text:style-name="T3">A — Arduino Mega + UNO</text:span></text:p>
          </table:table-cell>
          <table:table-cell table:style-name="Tableau2.A1" office:value-type="string">
            <text:p text:style-name="Standard"><text:span text:style-name="T4">Cerveau embarqué bas niveau. Mega = pilotage capteurs/actionneurs. UNO = pilotage moteurs (esclave du Mega via UART). Lié à SE par USB-C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3">SE — Smartphone Embarqué</text:span></text:p>
          </table:table-cell>
          <table:table-cell table:style-name="Tableau2.A2" office:value-type="string">
            <text:p text:style-name="Standard"><text:span text:style-name="T4">Android sans SIM. Cerveau local de la plateforme mobile (Termux + Tasker). Fait le pont entre A et SP. Traite Gyro, Mag, Caméra, Micro, STT, Applis.</text:span></text:p>
          </table:table-cell>
        </table:table-row>
        <table:table-row table:style-name="Tableau2.1">
          <table:table-cell table:style-name="Tableau2.A1" office:value-type="string">
            <text:p text:style-name="Standard"><text:span text:style-name="T3">SP — Système Pilote</text:span></text:p>
          </table:table-cell>
          <table:table-cell table:style-name="Tableau2.A1" office:value-type="string">
            <text:p text:style-name="Standard"><text:span text:style-name="T4">Node-RED sur PC/serveur. Maître absolu. Émet les commandes V, reçoit les flux I/F/E, affiche tableaux de bord.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3">Bridge MQTT</text:span></text:p>
          </table:table-cell>
          <table:table-cell table:style-name="Tableau2.A2" office:value-type="string">
            <text:p text:style-name="Standard"><text:span text:style-name="T4">SE héberge le broker MQTT (ou s'y connecte via box/partage de connexion). Toutes les communications passent par MQTT.</text:span></text:p>
          </table:table-cell>
        </table:table-row>
      </table:table>
      <text:h text:style-name="P7" text:outline-level="2"><text:bookmark-start text:name="__RefHeading___Toc6013_1965683224"/><text:span text:style-name="T7">1.2 Flux de données</text:span><text:bookmark-end text:name="__RefHeading___Toc6013_1965683224"/></text:h>
      <text:p text:style-name="P8"><text:span text:style-name="T8">SP (Node-RED) ──MQTT──► SE (rz_vpiv_parser.sh) ──USB──► Arduino Mega</text:span></text:p>
      <text:p text:style-name="P8"><text:span text:style-name="T8">Arduino Mega ──USB──► SE (mqtt_bridge.py) ──MQTT──► SP</text:span></text:p>
      <text:p text:style-name="P8"><text:span text:style-name="T8">SE managers (gyro, sys, cam...) ──FIFO──► rz_vpiv_parser.sh ──MQTT──► SP</text:span></text:p>
      <text:p text:style-name="P6"/>
      <text:p text:style-name="P9"><text:span text:style-name="T9">⚠ <text:s/>Le bridge USB–MQTT est géré par mqtt_bridge.py sur SE. Les managers SE communiquent exclusivement via la FIFO fifo/fifo_termux_in — jamais directement avec mosquitto_pub.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0"><text:a xlink:type="simple" xlink:href="#__RefHeading___Toc6009_1965683224" office:name="1. Vue d'ensemble du projet" text:style-name="Index_20_Link" text:visited-style-name="Index_20_Link">1. Vue d'ensemble du projet<text:tab/>2</text:a></text:p>
          <text:p text:style-name="P11"><text:a xlink:type="simple" xlink:href="#__RefHeading___Toc6011_1965683224" office:name="1.1 Les quatre sous-systèmes" text:style-name="Index_20_Link" text:visited-style-name="Index_20_Link">1.1 Les quatre sous-systèmes<text:tab/>2</text:a></text:p>
          <text:p text:style-name="P11"><text:a xlink:type="simple" xlink:href="#__RefHeading___Toc6013_1965683224" office:name="1.2 Flux de données" text:style-name="Index_20_Link" text:visited-style-name="Index_20_Link">1.2 Flux de données<text:tab/>2</text:a></text:p>
          <text:p text:style-name="P10"><text:a xlink:type="simple" xlink:href="#__RefHeading___Toc6015_1965683224" office:name="2. Protocole VPIV" text:style-name="Index_20_Link" text:visited-style-name="Index_20_Link">2. Protocole VPIV<text:tab/>4</text:a></text:p>
          <text:p text:style-name="P11"><text:a xlink:type="simple" xlink:href="#__RefHeading___Toc6017_1965683224" office:name="2.1 Format des trames" text:style-name="Index_20_Link" text:visited-style-name="Index_20_Link">2.1 Format des trames<text:tab/>4</text:a></text:p>
          <text:p text:style-name="P11"><text:a xlink:type="simple" xlink:href="#__RefHeading___Toc6019_1965683224" office:name="2.2 Conventions de codage" text:style-name="Index_20_Link" text:visited-style-name="Index_20_Link">2.2 Conventions de codage<text:tab/>4</text:a></text:p>
          <text:p text:style-name="P11"><text:a xlink:type="simple" xlink:href="#__RefHeading___Toc6021_1965683224" office:name="2.3 Gestion des urgences" text:style-name="Index_20_Link" text:visited-style-name="Index_20_Link">2.3 Gestion des urgences<text:tab/>4</text:a></text:p>
          <text:p text:style-name="P10"><text:a xlink:type="simple" xlink:href="#__RefHeading___Toc6023_1965683224" office:name="3. Architecture Arduino (Mega + UNO)" text:style-name="Index_20_Link" text:visited-style-name="Index_20_Link">3. Architecture Arduino (Mega + UNO)<text:tab/>5</text:a></text:p>
          <text:p text:style-name="P11"><text:a xlink:type="simple" xlink:href="#__RefHeading___Toc6025_1965683224" office:name="3.1 Rôle des deux cartes" text:style-name="Index_20_Link" text:visited-style-name="Index_20_Link">3.1 Rôle des deux cartes<text:tab/>5</text:a></text:p>
          <text:p text:style-name="P11"><text:a xlink:type="simple" xlink:href="#__RefHeading___Toc6027_1965683224" office:name="3.2 Pipeline moteur" text:style-name="Index_20_Link" text:visited-style-name="Index_20_Link">3.2 Pipeline moteur<text:tab/>5</text:a></text:p>
          <text:p text:style-name="P11"><text:a xlink:type="simple" xlink:href="#__RefHeading___Toc6029_1965683224" office:name="3.3 Modules VPIV Arduino" text:style-name="Index_20_Link" text:visited-style-name="Index_20_Link">3.3 Modules VPIV Arduino<text:tab/>5</text:a></text:p>
          <text:p text:style-name="P11"><text:a xlink:type="simple" xlink:href="#__RefHeading___Toc6031_1965683224" office:name="3.4 Corrections appliquées (Mars 2026)" text:style-name="Index_20_Link" text:visited-style-name="Index_20_Link">3.4 Corrections appliquées (Mars 2026)<text:tab/>5</text:a></text:p>
          <text:p text:style-name="P10"><text:a xlink:type="simple" xlink:href="#__RefHeading___Toc6033_1965683224" office:name="4. Architecture SE (Smartphone Embarqué)" text:style-name="Index_20_Link" text:visited-style-name="Index_20_Link">4. Architecture SE (Smartphone Embarqué)<text:tab/>7</text:a></text:p>
          <text:p text:style-name="P11"><text:a xlink:type="simple" xlink:href="#__RefHeading___Toc6035_1965683224" office:name="4.1 Environnement" text:style-name="Index_20_Link" text:visited-style-name="Index_20_Link">4.1 Environnement<text:tab/>7</text:a></text:p>
          <text:p text:style-name="P11"><text:a xlink:type="simple" xlink:href="#__RefHeading___Toc6037_1965683224" office:name="4.2 Modules VPIV SE" text:style-name="Index_20_Link" text:visited-style-name="Index_20_Link">4.2 Modules VPIV SE<text:tab/>7</text:a></text:p>
          <text:p text:style-name="P11"><text:a xlink:type="simple" xlink:href="#__RefHeading___Toc6039_1965683224" office:name="4.3 Flux FIFO" text:style-name="Index_20_Link" text:visited-style-name="Index_20_Link">4.3 Flux FIFO<text:tab/>7</text:a></text:p>
          <text:p text:style-name="P11"><text:a xlink:type="simple" xlink:href="#__RefHeading___Toc6041_1965683224" office:name="4.4 Corrections appliquées (Mars 2026)" text:style-name="Index_20_Link" text:visited-style-name="Index_20_Link">4.4 Corrections appliquées (Mars 2026)<text:tab/>7</text:a></text:p>
          <text:p text:style-name="P10"><text:a xlink:type="simple" xlink:href="#__RefHeading___Toc6043_1965683224" office:name="5. Table A — Référence VPIV" text:style-name="Index_20_Link" text:visited-style-name="Index_20_Link">5. Table A — Référence VPIV<text:tab/>8</text:a></text:p>
          <text:p text:style-name="P11"><text:a xlink:type="simple" xlink:href="#__RefHeading___Toc6045_1965683224" office:name="5.1 Fichiers de référence" text:style-name="Index_20_Link" text:visited-style-name="Index_20_Link">5.1 Fichiers de référence<text:tab/>8</text:a></text:p>
          <text:p text:style-name="P11"><text:a xlink:type="simple" xlink:href="#__RefHeading___Toc6047_1965683224" office:name="5.2 Structure d'une ligne" text:style-name="Index_20_Link" text:visited-style-name="Index_20_Link">5.2 Structure d'une ligne<text:tab/>8</text:a></text:p>
          <text:p text:style-name="P11"><text:a xlink:type="simple" xlink:href="#__RefHeading___Toc6049_1965683224" office:name="5.3 Enums partagés SE + A" text:style-name="Index_20_Link" text:visited-style-name="Index_20_Link">5.3 Enums partagés SE + A<text:tab/>8</text:a></text:p>
          <text:p text:style-name="P10"><text:a xlink:type="simple" xlink:href="#__RefHeading___Toc6051_1965683224" office:name="6. Conventions de développement" text:style-name="Index_20_Link" text:visited-style-name="Index_20_Link">6. Conventions de développement<text:tab/>9</text:a></text:p>
          <text:p text:style-name="P11"><text:a xlink:type="simple" xlink:href="#__RefHeading___Toc6053_1965683224" office:name="6.1 Arduino C++" text:style-name="Index_20_Link" text:visited-style-name="Index_20_Link">6.1 Arduino C++<text:tab/>9</text:a></text:p>
          <text:p text:style-name="P11"><text:a xlink:type="simple" xlink:href="#__RefHeading___Toc6055_1965683224" office:name="6.2 SE — Shell Bash (Termux)" text:style-name="Index_20_Link" text:visited-style-name="Index_20_Link">6.2 SE — Shell Bash (Termux)<text:tab/>9</text:a></text:p>
          <text:p text:style-name="P11"><text:a xlink:type="simple" xlink:href="#__RefHeading___Toc6057_1965683224" office:name="6.3 Node-RED (SP)" text:style-name="Index_20_Link" text:visited-style-name="Index_20_Link">6.3 Node-RED (SP)<text:tab/>9</text:a></text:p>
          <text:p text:style-name="P11"><text:a xlink:type="simple" xlink:href="#__RefHeading___Toc6059_1965683224" office:name="6.4 Outils de développement" text:style-name="Index_20_Link" text:visited-style-name="Index_20_Link">6.4 Outils de développement<text:tab/>9</text:a></text:p>
          <text:p text:style-name="P10"><text:a xlink:type="simple" xlink:href="#__RefHeading___Toc6061_1965683224" office:name="7. Points en attente / Prochaines étapes" text:style-name="Index_20_Link" text:visited-style-name="Index_20_Link">7. Points en attente / Prochaines étapes<text:tab/>10</text:a></text:p>
          <text:p text:style-name="P11"><text:a xlink:type="simple" xlink:href="#__RefHeading___Toc6063_1965683224" office:name="7.1 Arduino — corrections à intégrer" text:style-name="Index_20_Link" text:visited-style-name="Index_20_Link">7.1 Arduino — corrections à intégrer<text:tab/>10</text:a></text:p>
          <text:p text:style-name="P11"><text:a xlink:type="simple" xlink:href="#__RefHeading___Toc6065_1965683224" office:name="7.2 Arduino — à traiter plus tard" text:style-name="Index_20_Link" text:visited-style-name="Index_20_Link">7.2 Arduino — à traiter plus tard<text:tab/>10</text:a></text:p>
          <text:p text:style-name="P11"><text:a xlink:type="simple" xlink:href="#__RefHeading___Toc6067_1965683224" office:name="7.3 Étapes suivantes" text:style-name="Index_20_Link" text:visited-style-name="Index_20_Link">7.3 Étapes suivantes<text:tab/>10</text:a></text:p>
          <text:p text:style-name="P10"><text:a xlink:type="simple" xlink:href="#__RefHeading___Toc6069_1965683224" office:name="8. Annexe — Arborescence des fichiers" text:style-name="Index_20_Link" text:visited-style-name="Index_20_Link">8. Annexe — Arborescence des fichiers<text:tab/>11</text:a></text:p>
          <text:p text:style-name="P11"><text:a xlink:type="simple" xlink:href="#__RefHeading___Toc6071_1965683224" office:name="8.1 Arduino Mega" text:style-name="Index_20_Link" text:visited-style-name="Index_20_Link"><text:soft-page-break/>8.1 Arduino Mega<text:tab/>11</text:a></text:p>
          <text:p text:style-name="P11"><text:a xlink:type="simple" xlink:href="#__RefHeading___Toc6073_1965683224" office:name="8.2 SE (Termux)" text:style-name="Index_20_Link" text:visited-style-name="Index_20_Link">8.2 SE (Termux)<text:tab/>11</text:a></text:p>
        </text:index-body>
      </text:table-of-content>
      <text:p text:style-name="P4"/>
      <text:h text:style-name="P5" text:outline-level="1"><text:bookmark-start text:name="__RefHeading___Toc6015_1965683224"/><text:span text:style-name="T5">2. Protocole VPIV</text:span><text:bookmark-end text:name="__RefHeading___Toc6015_1965683224"/></text:h>
      <text:h text:style-name="P7" text:outline-level="2"><text:bookmark-start text:name="__RefHeading___Toc6017_1965683224"/><text:span text:style-name="T7">2.1 Format des trames</text:span><text:bookmark-end text:name="__RefHeading___Toc6017_1965683224"/></text:h>
      <text:p text:style-name="P6"><text:span text:style-name="T6">Chaque trame VPIV est encadrée par $ (début) et # (fin). Elle contient 5 champs séparés par :</text:span></text:p>
      <text:p text:style-name="P8"><text:span text:style-name="T8">$CAT:VAR:PROP:INST:VALUE#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<text:span text:style-name="T3">CAT</text:span></text:p>
          </table:table-cell>
          <table:table-cell table:style-name="Tableau3.A1" office:value-type="string">
            <text:p text:style-name="Standard"><text:span text:style-name="T4">Catégorie de message (V/I/F/E/A)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3">VAR</text:span></text:p>
          </table:table-cell>
          <table:table-cell table:style-name="Tableau3.A1" office:value-type="string">
            <text:p text:style-name="Standard"><text:span text:style-name="T4">Module cible (ex: Mtr, Gyro, CfgS)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3">PROP</text:span></text:p>
          </table:table-cell>
          <table:table-cell table:style-name="Tableau3.A1" office:value-type="string">
            <text:p text:style-name="Standard"><text:span text:style-name="T4">Propriété cible (ex: cmd, modeGyro, act)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3">INST</text:span></text:p>
          </table:table-cell>
          <table:table-cell table:style-name="Tableau3.A1" office:value-type="string">
            <text:p text:style-name="Standard"><text:span text:style-name="T4">Instance du module (* = tous, ou identifiant spécifique)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3">VALUE</text:span></text:p>
          </table:table-cell>
          <table:table-cell table:style-name="Tableau3.A1" office:value-type="string">
            <text:p text:style-name="Standard"><text:span text:style-name="T4">Valeur transmise (entier, enum, chaîne, JSON)</text:span></text:p>
          </table:table-cell>
        </table:table-row>
      </table:table>
      <text:p text:style-name="P6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header-rows>
          <table:table-row table:style-name="Tableau4.1">
            <table:table-cell table:style-name="Tableau4.A1" office:value-type="string">
              <text:p text:style-name="Standard"><text:span text:style-name="T10">CAT</text:span></text:p>
            </table:table-cell>
            <table:table-cell table:style-name="Tableau4.A1" office:value-type="string">
              <text:p text:style-name="Standard"><text:span text:style-name="T10">FORMAT TRAME</text:span></text:p>
            </table:table-cell>
            <table:table-cell table:style-name="Tableau4.A1" office:value-type="string">
              <text:p text:style-name="Standard"><text:span text:style-name="T10">EXEMPLE</text:span></text:p>
            </table:table-cell>
            <table:table-cell table:style-name="Tableau4.A1" office:value-type="string">
              <text:p text:style-name="Standard"><text:span text:style-name="T10">DESCRIPTION</text:span>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Standard"><text:span text:style-name="T11">V</text:span></text:p>
          </table:table-cell>
          <table:table-cell table:style-name="Tableau4.A2" office:value-type="string">
            <text:p text:style-name="Standard"><text:span text:style-name="T12">$V:VAR:PROP:INST:VAL#</text:span></text:p>
          </table:table-cell>
          <table:table-cell table:style-name="Tableau4.A2" office:value-type="string">
            <text:p text:style-name="Standard"><text:span text:style-name="T13">$V:Mtr:cmd:*:60,0,2#</text:span></text:p>
          </table:table-cell>
          <table:table-cell table:style-name="Tableau4.A2" office:value-type="string">
            <text:p text:style-name="Standard"><text:span text:style-name="T4">SP→SE/A — commande (ordre immédiat)</text:span></text:p>
          </table:table-cell>
        </table:table-row>
        <table:table-row table:style-name="Tableau4.1">
          <table:table-cell table:style-name="Tableau4.A3" office:value-type="string">
            <text:p text:style-name="Standard"><text:span text:style-name="T11">I</text:span></text:p>
          </table:table-cell>
          <table:table-cell table:style-name="Tableau4.A3" office:value-type="string">
            <text:p text:style-name="Standard"><text:span text:style-name="T12">$I:VAR:PROP:INST:VAL#</text:span></text:p>
          </table:table-cell>
          <table:table-cell table:style-name="Tableau4.A3" office:value-type="string">
            <text:p text:style-name="Standard"><text:span text:style-name="T13">$I:Mtr:targets:*:80,-80,0#</text:span></text:p>
          </table:table-cell>
          <table:table-cell table:style-name="Tableau4.A3" office:value-type="string">
            <text:p text:style-name="Standard"><text:span text:style-name="T4">A/SE→SP — réponse normale (ACK)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1">F</text:span></text:p>
          </table:table-cell>
          <table:table-cell table:style-name="Tableau4.A2" office:value-type="string">
            <text:p text:style-name="Standard"><text:span text:style-name="T12">$F:VAR:PROP:INST:VAL#</text:span></text:p>
          </table:table-cell>
          <table:table-cell table:style-name="Tableau4.A2" office:value-type="string">
            <text:p text:style-name="Standard"><text:span text:style-name="T13">$F:Gyro:dataContGyro:*:[12,-4,98]#</text:span></text:p>
          </table:table-cell>
          <table:table-cell table:style-name="Tableau4.A2" office:value-type="string">
            <text:p text:style-name="Standard"><text:span text:style-name="T4">A/SE→SP — flux continu de données</text:span></text:p>
          </table:table-cell>
        </table:table-row>
        <table:table-row table:style-name="Tableau4.1">
          <table:table-cell table:style-name="Tableau4.A3" office:value-type="string">
            <text:p text:style-name="Standard"><text:span text:style-name="T11">E</text:span></text:p>
          </table:table-cell>
          <table:table-cell table:style-name="Tableau4.A3" office:value-type="string">
            <text:p text:style-name="Standard"><text:span text:style-name="T12">$E:VAR:PROP:INST:VAL#</text:span></text:p>
          </table:table-cell>
          <table:table-cell table:style-name="Tableau4.A3" office:value-type="string">
            <text:p text:style-name="Standard"><text:span text:style-name="T13">$E:Urg:source:A:motor_stall#</text:span></text:p>
          </table:table-cell>
          <table:table-cell table:style-name="Tableau4.A3" office:value-type="string">
            <text:p text:style-name="Standard"><text:span text:style-name="T4">A/SE→SP — événement (réaction SP requise)</text:span></text:p>
          </table:table-cell>
        </table:table-row>
        <table:table-row table:style-name="Tableau4.1">
          <table:table-cell table:style-name="Tableau4.A2" office:value-type="string">
            <text:p text:style-name="Standard"><text:span text:style-name="T11">A</text:span></text:p>
          </table:table-cell>
          <table:table-cell table:style-name="Tableau4.A2" office:value-type="string">
            <text:p text:style-name="Standard"><text:span text:style-name="T12">$A:VAR:PROP:INST:VAL#</text:span></text:p>
          </table:table-cell>
          <table:table-cell table:style-name="Tableau4.A2" office:value-type="string">
            <text:p text:style-name="Standard"><text:span text:style-name="T13">$A:Appli:Baby:*:On#</text:span></text:p>
          </table:table-cell>
          <table:table-cell table:style-name="Tableau4.A2" office:value-type="string">
            <text:p text:style-name="Standard"><text:span text:style-name="T4">SP→SE — commande applicative Android</text:span></text:p>
          </table:table-cell>
        </table:table-row>
      </table:table>
      <text:p text:style-name="P6"/>
      <text:p text:style-name="P9"><text:span text:style-name="T9">⚠ <text:s/>Pas de virgule, espace ou caractère spécial dans les champs CAT, VAR, PROP, INST. Les valeurs complexes (JSON) doivent être sérialisées sans guillemets ni espaces si possible.</text:span></text:p>
      <text:h text:style-name="P7" text:outline-level="2"><text:bookmark-start text:name="__RefHeading___Toc6019_1965683224"/><text:span text:style-name="T7">2.2 Conventions de codage</text:span><text:bookmark-end text:name="__RefHeading___Toc6019_1965683224"/></text:h>
      <text:list text:style-name="WWNum2">
        <text:list-item text:start-value="1">
          <text:p text:style-name="P12"><text:span text:style-name="T14">Pas de float sur le fil : les valeurs décimales sont transmises en entiers multipliés par un facteur (×10, ×100, ×1000 selon la précision requise).</text:span></text:p>
        </text:list-item>
        <text:list-item>
          <text:p text:style-name="P12"><text:span text:style-name="T14">scale et kturn (Mtr, SecMvt) : valeur VPIV = entier ×1000. Ex : 1000 = facteur 1.0, 500 = 0.5.</text:span></text:p>
        </text:list-item>
        <text:list-item>
          <text:p text:style-name="P12"><text:span text:style-name="T14">Angles gyro : rad/s × 100. Angles servo : degrés entiers. Cap magnétique : degrés × 10.</text:span></text:p>
        </text:list-item>
        <text:list-item>
          <text:p text:style-name="P12"><text:span text:style-name="T14">Pas de String Arduino : utiliser snprintf() avec buffer char[] pour éviter la fragmentation mémoire.</text:span></text:p>
        </text:list-item>
      </text:list>
      <text:h text:style-name="P7" text:outline-level="2"><text:bookmark-start text:name="__RefHeading___Toc6021_1965683224"/><text:span text:style-name="T7">2.3 Gestion des urgences</text:span><text:bookmark-end text:name="__RefHeading___Toc6021_1965683224"/></text:h>
      <text:p text:style-name="P6"><text:span text:style-name="T6">Toute urgence déclenche un blocage complet des commandes VPIV (sauf CfgS:emg et Urg:clear). Les urgences sont toujours déclenchées EN INTERNE par le firmware — jamais depuis SP via VPIV.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tandard"><text:span text:style-name="T3">Déclenchement</text:span></text:p>
          </table:table-cell>
          <table:table-cell table:style-name="Tableau5.A1" office:value-type="string">
            <text:p text:style-name="Standard"><text:span text:style-name="T4">urg_handle(code) → publie $E:Urg:source:A:&lt;cause&gt;# + $E:Urg:etat:A:active#</text:span>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T3">Effacement</text:span></text:p>
          </table:table-cell>
          <table:table-cell table:style-name="Tableau5.A1" office:value-type="string">
            <text:p text:style-name="Standard"><text:span text:style-name="T4">$V:Urg:*:clear:1# → urg_clear() → publie $I:Urg:etat:A:cleared#</text:span>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T3">Codes Arduino</text:span></text:p>
          </table:table-cell>
          <table:table-cell table:style-name="Tableau5.A1" office:value-type="string">
            <text:p text:style-name="Standard"><text:span text:style-name="T4">motor_stall | sensor_fail | buffer_overflow | parsing_error | loop_too_slow | low_bat</text:span>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T3">Codes SE</text:span></text:p>
          </table:table-cell>
          <table:table-cell table:style-name="Tableau5.A1" office:value-type="string">
            <text:p text:style-name="Standard"><text:span text:style-name="T4">URG_CPU_CHARGE | URG_OVERHEAT | URG_LOW_BAT | URG_SENSOR_FAIL | URG_APPLI_FAIL</text:span></text:p>
          </table:table-cell>
        </table:table-row>
      </table:table>
      <text:p text:style-name="P4"/>
      <text:h text:style-name="P5" text:outline-level="1"><text:bookmark-start text:name="__RefHeading___Toc6023_1965683224"/><text:span text:style-name="T5">3. Architecture Arduino (Mega + UNO)</text:span><text:bookmark-end text:name="__RefHeading___Toc6023_1965683224"/></text:h>
      <text:h text:style-name="P7" text:outline-level="2"><text:bookmark-start text:name="__RefHeading___Toc6025_1965683224"/><text:span text:style-name="T7">3.1 Rôle des deux cartes</text:span><text:bookmark-end text:name="__RefHeading___Toc6025_1965683224"/></text:h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tandard"><text:span text:style-name="T3">Arduino Mega</text:span></text:p>
          </table:table-cell>
          <table:table-cell table:style-name="Tableau6.A1" office:value-type="string">
            <text:p text:style-name="Standard"><text:span text:style-name="T4">Maître. Gère tous les capteurs et actionneurs (sauf moteurs). Communique avec SE par USB-C et avec l'UNO par UART.</text:span></text:p>
          </table:table-cell>
        </table:table-row>
        <table:table-row table:style-name="Tableau6.1">
          <table:table-cell table:style-name="Tableau6.A2" office:value-type="string">
            <text:p text:style-name="Standard"><text:span text:style-name="T3">Arduino UNO</text:span></text:p>
          </table:table-cell>
          <table:table-cell table:style-name="Tableau6.A2" office:value-type="string">
            <text:p text:style-name="Standard"><text:span text:style-name="T4">Esclave dédié moteurs. Reçoit des commandes PWM depuis le Mega (keepalive 1000ms). Se stoppe automatiquement si silence &gt; 1000ms.</text:span></text:p>
          </table:table-cell>
        </table:table-row>
      </table:table>
      <text:h text:style-name="P7" text:outline-level="2"><text:bookmark-start text:name="__RefHeading___Toc6027_1965683224"/><text:span text:style-name="T7">3.2 Pipeline moteur</text:span><text:bookmark-end text:name="__RefHeading___Toc6027_1965683224"/></text:h>
      <text:p text:style-name="P8"><text:span text:style-name="T8">dispatch_Mtr.cpp → mtr.cpp: computeDiffDrive(v, omega)</text:span></text:p>
      <text:p text:style-name="P8"><text:span text:style-name="T8"><text:s text:c="2"/>→ sendToHardware(L, R) → UNO (keepalive toutes les 100ms)</text:span></text:p>
      <text:p text:style-name="P6"/>
      <text:p text:style-name="P9"><text:span text:style-name="T9">⚠ <text:s/>mtr_globalScale (0.0–1.0) est appliqué dans sendToHardware(). mtr_forcedStop est un override logiciel distinct du hook hardware urg_stopAllMotors().</text:span></text:p>
      <text:h text:style-name="P7" text:outline-level="2"><text:bookmark-start text:name="__RefHeading___Toc6029_1965683224"/><text:span text:style-name="T7">3.3 Modules VPIV Arduino</text:span><text:bookmark-end text:name="__RefHeading___Toc6029_1965683224"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Standard"><text:span text:style-name="T15">CfgS</text:span></text:p>
          </table:table-cell>
          <table:table-cell table:style-name="Tableau7.A1" office:value-type="string">
            <text:p text:style-name="Standard"><text:span text:style-name="T16">Configuration globale</text:span></text:p>
          </table:table-cell>
          <table:table-cell table:style-name="Tableau7.A1" office:value-type="string">
            <text:p text:style-name="Standard"><text:span text:style-name="T17">Config modeRZ, typePtge, reset, emg</text:span></text:p>
          </table:table-cell>
          <table:table-cell table:style-name="Tableau7.A1" office:value-type="string">
            <text:p text:style-name="Standard"><text:span text:style-name="T18">dispatch_CfgS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Urg</text:span></text:p>
          </table:table-cell>
          <table:table-cell table:style-name="Tableau7.A2" office:value-type="string">
            <text:p text:style-name="Standard"><text:span text:style-name="T16">Urgences</text:span></text:p>
          </table:table-cell>
          <table:table-cell table:style-name="Tableau7.A2" office:value-type="string">
            <text:p text:style-name="Standard"><text:span text:style-name="T17">source(E), etat(E/I), clear(V)</text:span></text:p>
          </table:table-cell>
          <table:table-cell table:style-name="Tableau7.A2" office:value-type="string">
            <text:p text:style-name="Standard"><text:span text:style-name="T18">dispatch_Urg.cpp / urg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Mtr</text:span></text:p>
          </table:table-cell>
          <table:table-cell table:style-name="Tableau7.A1" office:value-type="string">
            <text:p text:style-name="Standard"><text:span text:style-name="T16">Moteurs</text:span></text:p>
          </table:table-cell>
          <table:table-cell table:style-name="Tableau7.A1" office:value-type="string">
            <text:p text:style-name="Standard"><text:span text:style-name="T17">cmd, targets, stop, override, scale, kturn, act, state, read</text:span></text:p>
          </table:table-cell>
          <table:table-cell table:style-name="Tableau7.A1" office:value-type="string">
            <text:p text:style-name="Standard"><text:span text:style-name="T18">dispatch_Mtr.cpp / mtr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Odom</text:span></text:p>
          </table:table-cell>
          <table:table-cell table:style-name="Tableau7.A2" office:value-type="string">
            <text:p text:style-name="Standard"><text:span text:style-name="T16">Odométrie</text:span></text:p>
          </table:table-cell>
          <table:table-cell table:style-name="Tableau7.A2" office:value-type="string">
            <text:p text:style-name="Standard"><text:span text:style-name="T17">read, pos, req, reset, act, freq, report, coeff, gyro, compass, geom, mode</text:span></text:p>
          </table:table-cell>
          <table:table-cell table:style-name="Tableau7.A2" office:value-type="string">
            <text:p text:style-name="Standard"><text:span text:style-name="T18">dispatch_Odom.cpp / odom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Mic</text:span></text:p>
          </table:table-cell>
          <table:table-cell table:style-name="Tableau7.A1" office:value-type="string">
            <text:p text:style-name="Standard"><text:span text:style-name="T16">Micros (3)</text:span></text:p>
          </table:table-cell>
          <table:table-cell table:style-name="Tableau7.A1" office:value-type="string">
            <text:p text:style-name="Standard"><text:span text:style-name="T17">modeMicsF, modeMicsI, paraMicsF, paraMicsI, micMoy, micAngle, micPIC, bruitNiv1/2, detectPresenceSon</text:span></text:p>
          </table:table-cell>
          <table:table-cell table:style-name="Tableau7.A1" office:value-type="string">
            <text:p text:style-name="Standard"><text:span text:style-name="T18">dispatch_Mic.cpp / mic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US</text:span></text:p>
          </table:table-cell>
          <table:table-cell table:style-name="Tableau7.A2" office:value-type="string">
            <text:p text:style-name="Standard"><text:span text:style-name="T16">Ultrasons (9)</text:span></text:p>
          </table:table-cell>
          <table:table-cell table:style-name="Tableau7.A2" office:value-type="string">
            <text:p text:style-name="Standard"><text:span text:style-name="T17">read, one, val, alert, thd, freq, act, sendall, delta, suspect_ms, mode</text:span></text:p>
          </table:table-cell>
          <table:table-cell table:style-name="Tableau7.A2" office:value-type="string">
            <text:p text:style-name="Standard"><text:span text:style-name="T18">dispatch_Us.cpp / us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SecMvt</text:span></text:p>
          </table:table-cell>
          <table:table-cell table:style-name="Tableau7.A1" office:value-type="string">
            <text:p text:style-name="Standard"><text:span text:style-name="T16">Sécurité mouvement</text:span></text:p>
          </table:table-cell>
          <table:table-cell table:style-name="Tableau7.A1" office:value-type="string">
            <text:p text:style-name="Standard"><text:span text:style-name="T17">act, mode, thd, scale (×1000), status, alert</text:span></text:p>
          </table:table-cell>
          <table:table-cell table:style-name="Tableau7.A1" office:value-type="string">
            <text:p text:style-name="Standard"><text:span text:style-name="T18">dispatch_SecMvt.cpp / mvt_safe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Srv</text:span></text:p>
          </table:table-cell>
          <table:table-cell table:style-name="Tableau7.A2" office:value-type="string">
            <text:p text:style-name="Standard"><text:span text:style-name="T16">Servos (TGD/THB/BAL)</text:span></text:p>
          </table:table-cell>
          <table:table-cell table:style-name="Tableau7.A2" office:value-type="string">
            <text:p text:style-name="Standard"><text:span text:style-name="T17">angle, speed, act, read</text:span></text:p>
          </table:table-cell>
          <table:table-cell table:style-name="Tableau7.A2" office:value-type="string">
            <text:p text:style-name="Standard"><text:span text:style-name="T18">dispatch_Srv.cpp / srv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IRmvt</text:span></text:p>
          </table:table-cell>
          <table:table-cell table:style-name="Tableau7.A1" office:value-type="string">
            <text:p text:style-name="Standard"><text:span text:style-name="T16">IR mouvement</text:span></text:p>
          </table:table-cell>
          <table:table-cell table:style-name="Tableau7.A1" office:value-type="string">
            <text:p text:style-name="Standard"><text:span text:style-name="T17">read, act, freq, thd, mode, value, alert</text:span></text:p>
          </table:table-cell>
          <table:table-cell table:style-name="Tableau7.A1" office:value-type="string">
            <text:p text:style-name="Standard"><text:span text:style-name="T18">dispatch_IRmvt.cpp / mvt_ir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FS</text:span></text:p>
          </table:table-cell>
          <table:table-cell table:style-name="Tableau7.A2" office:value-type="string">
            <text:p text:style-name="Standard"><text:span text:style-name="T16">Capteur force</text:span></text:p>
          </table:table-cell>
          <table:table-cell table:style-name="Tableau7.A2" office:value-type="string">
            <text:p text:style-name="Standard"><text:span text:style-name="T17">read(force/raw), tare, cal, act, freq, thd, status, alerte</text:span></text:p>
          </table:table-cell>
          <table:table-cell table:style-name="Tableau7.A2" office:value-type="string">
            <text:p text:style-name="Standard"><text:span text:style-name="T18">dispatch_FS.cpp / fs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Lring</text:span></text:p>
          </table:table-cell>
          <table:table-cell table:style-name="Tableau7.A1" office:value-type="string">
            <text:p text:style-name="Standard"><text:span text:style-name="T16">Anneau LEDs</text:span></text:p>
          </table:table-cell>
          <table:table-cell table:style-name="Tableau7.A1" office:value-type="string">
            <text:p text:style-name="Standard"><text:span text:style-name="T17">act, expr, rgb, clr, int, mode, init, urg</text:span></text:p>
          </table:table-cell>
          <table:table-cell table:style-name="Tableau7.A1" office:value-type="string">
            <text:p text:style-name="Standard"><text:span text:style-name="T18">dispatch_Lring.cpp / lring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Lrub</text:span></text:p>
          </table:table-cell>
          <table:table-cell table:style-name="Tableau7.A2" office:value-type="string">
            <text:p text:style-name="Standard"><text:span text:style-name="T16">Ruban LEDs</text:span></text:p>
          </table:table-cell>
          <table:table-cell table:style-name="Tableau7.A2" office:value-type="string">
            <text:p text:style-name="Standard"><text:span text:style-name="T17">col, lumin, act, timeout, effetFuite, init</text:span></text:p>
          </table:table-cell>
          <table:table-cell table:style-name="Tableau7.A2" office:value-type="string">
            <text:p text:style-name="Standard"><text:span text:style-name="T18">dispatch_Lrub.cpp / lrub.cpp</text:span></text:p>
          </table:table-cell>
        </table:table-row>
        <table:table-row table:style-name="Tableau7.1">
          <table:table-cell table:style-name="Tableau7.A1" office:value-type="string">
            <text:p text:style-name="Standard"><text:span text:style-name="T15">Ctrl_L</text:span></text:p>
          </table:table-cell>
          <table:table-cell table:style-name="Tableau7.A1" office:value-type="string">
            <text:p text:style-name="Standard"><text:span text:style-name="T16">Contrôle laisse</text:span></text:p>
          </table:table-cell>
          <table:table-cell table:style-name="Tableau7.A1" office:value-type="string">
            <text:p text:style-name="Standard"><text:span text:style-name="T17">act, dist, vmax, dead, status</text:span></text:p>
          </table:table-cell>
          <table:table-cell table:style-name="Tableau7.A1" office:value-type="string">
            <text:p text:style-name="Standard"><text:span text:style-name="T18">dispatch_Ctrl_L.cpp / ctrl_L.cpp</text:span></text:p>
          </table:table-cell>
        </table:table-row>
        <table:table-row table:style-name="Tableau7.1">
          <table:table-cell table:style-name="Tableau7.A2" office:value-type="string">
            <text:p text:style-name="Standard"><text:span text:style-name="T15">COM</text:span></text:p>
          </table:table-cell>
          <table:table-cell table:style-name="Tableau7.A2" office:value-type="string">
            <text:p text:style-name="Standard"><text:span text:style-name="T16">Messages SP</text:span></text:p>
          </table:table-cell>
          <table:table-cell table:style-name="Tableau7.A2" office:value-type="string">
            <text:p text:style-name="Standard"><text:span text:style-name="T17">debug, info, warn, error (A→SP seulement)</text:span></text:p>
          </table:table-cell>
          <table:table-cell table:style-name="Tableau7.A2" office:value-type="string">
            <text:p text:style-name="Standard"><text:span text:style-name="T18">com.h</text:span></text:p>
          </table:table-cell>
        </table:table-row>
      </table:table>
      <text:h text:style-name="P7" text:outline-level="2"><text:bookmark-start text:name="__RefHeading___Toc6031_1965683224"/><text:span text:style-name="T7">3.4 Corrections appliquées (Mars 2026)</text:span><text:bookmark-end text:name="__RefHeading___Toc6031_1965683224"/></text:h>
      <text:p text:style-name="P13"><text:span text:style-name="T19">✓ <text:s/>"ctrl_L" → "Ctrl_L" dans ctrl_L.cpp et dispatch_Ctrl_L.cpp (6 occurrences)</text:span></text:p>
      <text:p text:style-name="P13"><text:span text:style-name="T19">✓ <text:s/>"Odo" → "Odom" dans dispatch_Odom.cpp et odom.cpp (21 occurrences)</text:span></text:p>
      <text:p text:style-name="P13"><text:span text:style-name="T19">✓ <text:s/>"Us" → "US" dans dispatch_Us.cpp et us.cpp (11 occurrences)</text:span></text:p>
      <text:p text:style-name="P13"><text:span text:style-name="T19">✓ <text:s/>"Com" → "COM" dans com.h (1 occurrence)</text:span></text:p>
      <text:p text:style-name="P13"><text:span text:style-name="T19">✓ <text:s/>String(ms) → snprintf() dans dispatch_Odom.cpp (2×) et us.cpp (1×)</text:span></text:p>
      <text:p text:style-name="P13"><text:span text:style-name="T19">✓ <text:s/>dispatch_SecMvt.cpp : scale atof() → atoi()/×1000 (même convention que Mtr:scale)</text:span></text:p>
      <text:p text:style-name="P13"><text:span text:style-name="T19">✓ <text:s/>urg.cpp : instances Urg:source/etat '"*"' → '"A"' (conformité table — instance identifie l'émetteur)</text:span></text:p>
      <text:p text:style-name="P13"><text:span text:style-name="T19">✓ <text:s/>dispatch_Mtr.cpp + mtr.cpp + mtr.h : scale/kturn float→int×1000 (session précédente)</text:span></text:p>
      <text:p text:style-name="P13"><text:soft-page-break/><text:span text:style-name="T19">✓ <text:s/>lring:expr et lring:urg déjà corrects dans vpiv_dispatch.cpp</text:span></text:p>
      <text:p text:style-name="P6"/>
      <text:p text:style-name="P9"><text:span text:style-name="T9">⚠ <text:s/>Fichier System:boot (RZlibrairiesPersoNew.cpp) : émission 'System:boot:*:OK' non documentée dans Table_A. Comportement acceptable (boot info unique, hors cycle normal). À documenter si besoin.</text:span></text:p>
      <text:p text:style-name="P4"/>
      <text:h text:style-name="P5" text:outline-level="1"><text:bookmark-start text:name="__RefHeading___Toc6033_1965683224"/><text:span text:style-name="T5">4. Architecture SE (Smartphone Embarqué)</text:span><text:bookmark-end text:name="__RefHeading___Toc6033_1965683224"/></text:h>
      <text:h text:style-name="P7" text:outline-level="2"><text:bookmark-start text:name="__RefHeading___Toc6035_1965683224"/><text:span text:style-name="T7">4.1 Environnement</text:span><text:bookmark-end text:name="__RefHeading___Toc6035_1965683224"/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<text:span text:style-name="T3">OS</text:span></text:p>
          </table:table-cell>
          <table:table-cell table:style-name="Tableau8.A1" office:value-type="string">
            <text:p text:style-name="Standard"><text:span text:style-name="T4">Android (sans SIM) — Termux pour l'environnement Linux</text:span>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3">Broker MQTT</text:span></text:p>
          </table:table-cell>
          <table:table-cell table:style-name="Tableau8.A1" office:value-type="string">
            <text:p text:style-name="Standard"><text:span text:style-name="T4">Mosquitto local ou connexion via box / partage SP</text:span>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3">Bridge USB</text:span></text:p>
          </table:table-cell>
          <table:table-cell table:style-name="Tableau8.A1" office:value-type="string">
            <text:p text:style-name="Standard"><text:span text:style-name="T4">mqtt_bridge.py : relay MQTT ↔ USB-C Arduino</text:span>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3">Orchestrateur</text:span></text:p>
          </table:table-cell>
          <table:table-cell table:style-name="Tableau8.A1" office:value-type="string">
            <text:p text:style-name="Standard"><text:span text:style-name="T4">rz_vpiv_parser.sh : reçoit MQTT SP, route vers managers via FIFO</text:span>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3">Config centrale</text:span></text:p>
          </table:table-cell>
          <table:table-cell table:style-name="Tableau8.A1" office:value-type="string">
            <text:p text:style-name="Standard"><text:span text:style-name="T4">global.json : état temps réel partagé entre managers</text:span>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3">Config init</text:span></text:p>
          </table:table-cell>
          <table:table-cell table:style-name="Tableau8.A1" office:value-type="string">
            <text:p text:style-name="Standard"><text:span text:style-name="T4">courant_init.json : paramètres initiaux chargés au démarrage</text:span></text:p>
          </table:table-cell>
        </table:table-row>
      </table:table>
      <text:h text:style-name="P7" text:outline-level="2"><text:bookmark-start text:name="__RefHeading___Toc6037_1965683224"/><text:span text:style-name="T7">4.2 Modules VPIV SE</text:span><text:bookmark-end text:name="__RefHeading___Toc6037_1965683224"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Standard"><text:span text:style-name="T15">CfgS</text:span></text:p>
          </table:table-cell>
          <table:table-cell table:style-name="Tableau9.A1" office:value-type="string">
            <text:p text:style-name="Standard"><text:span text:style-name="T16">Config globale</text:span></text:p>
          </table:table-cell>
          <table:table-cell table:style-name="Tableau9.A1" office:value-type="string">
            <text:p text:style-name="Standard"><text:span text:style-name="T17">modeRZ, typePtge, typeReseau, emg, reset</text:span></text:p>
          </table:table-cell>
          <table:table-cell table:style-name="Tableau9.A1" office:value-type="string">
            <text:p text:style-name="Standard"><text:span text:style-name="T18">rz_state-manager.sh / rz_vpiv_parser.sh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Urg</text:span></text:p>
          </table:table-cell>
          <table:table-cell table:style-name="Tableau9.A2" office:value-type="string">
            <text:p text:style-name="Standard"><text:span text:style-name="T16">Urgences</text:span></text:p>
          </table:table-cell>
          <table:table-cell table:style-name="Tableau9.A2" office:value-type="string">
            <text:p text:style-name="Standard"><text:span text:style-name="T17">source(E), statut+niveau(I), clear(V)</text:span></text:p>
          </table:table-cell>
          <table:table-cell table:style-name="Tableau9.A2" office:value-type="string">
            <text:p text:style-name="Standard"><text:span text:style-name="T18">rz_sys_monitor.sh / rz_vpiv_parser.sh</text:span></text:p>
          </table:table-cell>
        </table:table-row>
        <table:table-row table:style-name="Tableau9.1">
          <table:table-cell table:style-name="Tableau9.A1" office:value-type="string">
            <text:p text:style-name="Standard"><text:span text:style-name="T15">COM</text:span></text:p>
          </table:table-cell>
          <table:table-cell table:style-name="Tableau9.A1" office:value-type="string">
            <text:p text:style-name="Standard"><text:span text:style-name="T16">Messages</text:span></text:p>
          </table:table-cell>
          <table:table-cell table:style-name="Tableau9.A1" office:value-type="string">
            <text:p text:style-name="Standard"><text:span text:style-name="T17">debug, info, warn, error (SE→SP)</text:span></text:p>
          </table:table-cell>
          <table:table-cell table:style-name="Tableau9.A1" office:value-type="string">
            <text:p text:style-name="Standard"><text:span text:style-name="T18">(tous managers)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Sys</text:span></text:p>
          </table:table-cell>
          <table:table-cell table:style-name="Tableau9.A2" office:value-type="string">
            <text:p text:style-name="Standard"><text:span text:style-name="T16">Surveillance</text:span></text:p>
          </table:table-cell>
          <table:table-cell table:style-name="Tableau9.A2" office:value-type="string">
            <text:p text:style-name="Standard"><text:span text:style-name="T17">modeSys, paraSys, uptime, dataContXxx, dataMoyXxx</text:span></text:p>
          </table:table-cell>
          <table:table-cell table:style-name="Tableau9.A2" office:value-type="string">
            <text:p text:style-name="Standard"><text:span text:style-name="T18">rz_sys_monitor.sh</text:span></text:p>
          </table:table-cell>
        </table:table-row>
        <table:table-row table:style-name="Tableau9.1">
          <table:table-cell table:style-name="Tableau9.A1" office:value-type="string">
            <text:p text:style-name="Standard"><text:span text:style-name="T15">Gyro</text:span></text:p>
          </table:table-cell>
          <table:table-cell table:style-name="Tableau9.A1" office:value-type="string">
            <text:p text:style-name="Standard"><text:span text:style-name="T16">Gyroscope</text:span></text:p>
          </table:table-cell>
          <table:table-cell table:style-name="Tableau9.A1" office:value-type="string">
            <text:p text:style-name="Standard"><text:span text:style-name="T17">modeGyro, paraGyro, angleVSEBase, dataContGyro, dataMoyGyro, statusGyro</text:span></text:p>
          </table:table-cell>
          <table:table-cell table:style-name="Tableau9.A1" office:value-type="string">
            <text:p text:style-name="Standard"><text:span text:style-name="T18">rz_gyro_manager.sh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Mag</text:span></text:p>
          </table:table-cell>
          <table:table-cell table:style-name="Tableau9.A2" office:value-type="string">
            <text:p text:style-name="Standard"><text:span text:style-name="T16">Magnétomètre</text:span></text:p>
          </table:table-cell>
          <table:table-cell table:style-name="Tableau9.A2" office:value-type="string">
            <text:p text:style-name="Standard"><text:span text:style-name="T17">modeMg, paraMg, dataContBrut, DataCont/MoyGeo/Mg</text:span></text:p>
          </table:table-cell>
          <table:table-cell table:style-name="Tableau9.A2" office:value-type="string">
            <text:p text:style-name="Standard"><text:span text:style-name="T18">rz_mg_manager.sh</text:span></text:p>
          </table:table-cell>
        </table:table-row>
        <table:table-row table:style-name="Tableau9.1">
          <table:table-cell table:style-name="Tableau9.A1" office:value-type="string">
            <text:p text:style-name="Standard"><text:span text:style-name="T15">CamSE</text:span></text:p>
          </table:table-cell>
          <table:table-cell table:style-name="Tableau9.A1" office:value-type="string">
            <text:p text:style-name="Standard"><text:span text:style-name="T16">Caméra</text:span></text:p>
          </table:table-cell>
          <table:table-cell table:style-name="Tableau9.A1" office:value-type="string">
            <text:p text:style-name="Standard"><text:span text:style-name="T17">modeCam, paraCam, snap, StreamURL, error</text:span></text:p>
          </table:table-cell>
          <table:table-cell table:style-name="Tableau9.A1" office:value-type="string">
            <text:p text:style-name="Standard"><text:span text:style-name="T18">rz_camera_manager.sh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TorchSE</text:span></text:p>
          </table:table-cell>
          <table:table-cell table:style-name="Tableau9.A2" office:value-type="string">
            <text:p text:style-name="Standard"><text:span text:style-name="T16">Torche</text:span></text:p>
          </table:table-cell>
          <table:table-cell table:style-name="Tableau9.A2" office:value-type="string">
            <text:p text:style-name="Standard"><text:span text:style-name="T17">active</text:span></text:p>
          </table:table-cell>
          <table:table-cell table:style-name="Tableau9.A2" office:value-type="string">
            <text:p text:style-name="Standard"><text:span text:style-name="T18">rz_torch_manager.sh</text:span></text:p>
          </table:table-cell>
        </table:table-row>
        <table:table-row table:style-name="Tableau9.1">
          <table:table-cell table:style-name="Tableau9.A1" office:value-type="string">
            <text:p text:style-name="Standard"><text:span text:style-name="T15">MicroSE</text:span></text:p>
          </table:table-cell>
          <table:table-cell table:style-name="Tableau9.A1" office:value-type="string">
            <text:p text:style-name="Standard"><text:span text:style-name="T16">Microphone</text:span></text:p>
          </table:table-cell>
          <table:table-cell table:style-name="Tableau9.A1" office:value-type="string">
            <text:p text:style-name="Standard"><text:span text:style-name="T17">modeMicro, paraMicro, dataContRMS, alerte, direction</text:span></text:p>
          </table:table-cell>
          <table:table-cell table:style-name="Tableau9.A1" office:value-type="string">
            <text:p text:style-name="Standard"><text:span text:style-name="T18">rz_microSe_manager.sh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STT</text:span></text:p>
          </table:table-cell>
          <table:table-cell table:style-name="Tableau9.A2" office:value-type="string">
            <text:p text:style-name="Standard"><text:span text:style-name="T16">Reconnaissance vocale</text:span></text:p>
          </table:table-cell>
          <table:table-cell table:style-name="Tableau9.A2" office:value-type="string">
            <text:p text:style-name="Standard"><text:span text:style-name="T17">modeSTT, paraSTT, context, intent</text:span></text:p>
          </table:table-cell>
          <table:table-cell table:style-name="Tableau9.A2" office:value-type="string">
            <text:p text:style-name="Standard"><text:span text:style-name="T18">rz_stt_handler.sh / rz_stt_manager.py</text:span></text:p>
          </table:table-cell>
        </table:table-row>
        <table:table-row table:style-name="Tableau9.1">
          <table:table-cell table:style-name="Tableau9.A1" office:value-type="string">
            <text:p text:style-name="Standard"><text:span text:style-name="T15">Voice</text:span></text:p>
          </table:table-cell>
          <table:table-cell table:style-name="Tableau9.A1" office:value-type="string">
            <text:p text:style-name="Standard"><text:span text:style-name="T16">Synthèse vocale</text:span></text:p>
          </table:table-cell>
          <table:table-cell table:style-name="Tableau9.A1" office:value-type="string">
            <text:p text:style-name="Standard"><text:span text:style-name="T17">tts</text:span></text:p>
          </table:table-cell>
          <table:table-cell table:style-name="Tableau9.A1" office:value-type="string">
            <text:p text:style-name="Standard"><text:span text:style-name="T18">rz_stt_manager.sh</text:span></text:p>
          </table:table-cell>
        </table:table-row>
        <table:table-row table:style-name="Tableau9.1">
          <table:table-cell table:style-name="Tableau9.A2" office:value-type="string">
            <text:p text:style-name="Standard"><text:span text:style-name="T15">Appli</text:span></text:p>
          </table:table-cell>
          <table:table-cell table:style-name="Tableau9.A2" office:value-type="string">
            <text:p text:style-name="Standard"><text:span text:style-name="T16">Apps Android</text:span></text:p>
          </table:table-cell>
          <table:table-cell table:style-name="Tableau9.A2" office:value-type="string">
            <text:p text:style-name="Standard"><text:span text:style-name="T17">Baby, tasker, zoom, BabyMonitor, NavGPS, ExprTasker</text:span></text:p>
          </table:table-cell>
          <table:table-cell table:style-name="Tableau9.A2" office:value-type="string">
            <text:p text:style-name="Standard"><text:span text:style-name="T18">rz_appli_manager.sh</text:span></text:p>
          </table:table-cell>
        </table:table-row>
      </table:table>
      <text:h text:style-name="P7" text:outline-level="2"><text:bookmark-start text:name="__RefHeading___Toc6039_1965683224"/><text:span text:style-name="T7">4.3 Flux FIFO</text:span><text:bookmark-end text:name="__RefHeading___Toc6039_1965683224"/></text:h>
      <text:p text:style-name="P6"><text:span text:style-name="T6">Les managers SE ne publient JAMAIS directement via mosquitto_pub. Ils écrivent dans la FIFO fifo/fifo_termux_in. Le parser lit cette FIFO et publie sur MQTT.</text:span></text:p>
      <text:p text:style-name="P8"><text:span text:style-name="T8">Manager → write(fifo_termux_in) → rz_vpiv_parser.sh → mosquitto_pub → SP</text:span></text:p>
      <text:p text:style-name="P6"/>
      <text:p text:style-name="P9"><text:span text:style-name="T9">⚠ <text:s/>rz_balayage_sonore.sh est le seul script externe lancé en sous-shell par rz_microSe_manager.sh. Il pilote le servo TGD pour la localisation sonore et publie MicroSE:direction.</text:span></text:p>
      <text:h text:style-name="P7" text:outline-level="2"><text:bookmark-start text:name="__RefHeading___Toc6041_1965683224"/><text:span text:style-name="T7">4.4 Corrections appliquées (Mars 2026)</text:span><text:bookmark-end text:name="__RefHeading___Toc6041_1965683224"/></text:h>
      <text:p text:style-name="P13"><text:span text:style-name="T19">✓ <text:s/>rz_camera_manager.sh : PROP mode → modeCam, (snap) → snap, (error) → error</text:span></text:p>
      <text:p text:style-name="P13"><text:span text:style-name="T19">✓ <text:s/>rz_torch_manager.sh : VAR Torch → TorchSE dans toutes les trames VPIV</text:span></text:p>
      <text:p text:style-name="P13"><text:span text:style-name="T19">✓ <text:s/>rz_microSe_manager.sh : PROP (alerte) → alerte</text:span></text:p>
      <text:p text:style-name="P13"><text:span text:style-name="T19">✓ <text:s/>rz_state-manager.sh : FIFO_IN chemin corrigé ($BASE_DIR/fifo/fifo_termux_in)</text:span></text:p>
      <text:p text:style-name="P4"/>
      <text:h text:style-name="P5" text:outline-level="1"><text:bookmark-start text:name="__RefHeading___Toc6043_1965683224"/><text:span text:style-name="T5">5. Table A — Référence VPIV</text:span><text:bookmark-end text:name="__RefHeading___Toc6043_1965683224"/></text:h>
      <text:p text:style-name="P6"><text:span text:style-name="T6">La Table A est le document normatif du projet. En cas de divergence entre le code et la table, c'est la table qui fait foi (sauf erreur démontrée dans la table).</text:span></text:p>
      <text:h text:style-name="P7" text:outline-level="2"><text:bookmark-start text:name="__RefHeading___Toc6045_1965683224"/><text:span text:style-name="T7">5.1 Fichiers de référence</text:span><text:bookmark-end text:name="__RefHeading___Toc6045_1965683224"/></text:h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Standard"><text:span text:style-name="T3">tables_RZ_v3.xlsx</text:span></text:p>
          </table:table-cell>
          <table:table-cell table:style-name="Tableau10.A1" office:value-type="string">
            <text:p text:style-name="Standard"><text:span text:style-name="T4">Table A Arduino (Table_A_v3, 161 lignes) + Table SE (Table_SE, 84 lignes) + Fusion (228 lignes) + Audit cohérence</text:span></text:p>
          </table:table-cell>
        </table:table-row>
        <table:table-row table:style-name="Tableau10.1">
          <table:table-cell table:style-name="Tableau10.A1" office:value-type="string">
            <text:p text:style-name="Standard"><text:span text:style-name="T3">table_A_SE_v3.xlsx</text:span></text:p>
          </table:table-cell>
          <table:table-cell table:style-name="Tableau10.A1" office:value-type="string">
            <text:p text:style-name="Standard"><text:span text:style-name="T4">Table SE v3 — source de vérité pour le développement SE et Node-RED</text:span></text:p>
          </table:table-cell>
        </table:table-row>
        <table:table-row table:style-name="Tableau10.1">
          <table:table-cell table:style-name="Tableau10.A1" office:value-type="string">
            <text:p text:style-name="Standard"><text:span text:style-name="T3">table_A_structure_regles.md</text:span></text:p>
          </table:table-cell>
          <table:table-cell table:style-name="Tableau10.A1" office:value-type="string">
            <text:p text:style-name="Standard"><text:span text:style-name="T4">Règles de structure et conventions de la Table A (v2.0)</text:span></text:p>
          </table:table-cell>
        </table:table-row>
      </table:table>
      <text:h text:style-name="P7" text:outline-level="2"><text:bookmark-start text:name="__RefHeading___Toc6047_1965683224"/><text:span text:style-name="T7">5.2 Structure d'une ligne</text:span><text:bookmark-end text:name="__RefHeading___Toc6047_1965683224"/>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Standard"><text:span text:style-name="T3">SOURCE</text:span></text:p>
          </table:table-cell>
          <table:table-cell table:style-name="Tableau11.A1" office:value-type="string">
            <text:p text:style-name="Standard"><text:span text:style-name="T4">P=SP, S=SE, A=Arduino, E=SE ou Arduino selon détection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VAR</text:span></text:p>
          </table:table-cell>
          <table:table-cell table:style-name="Tableau11.A1" office:value-type="string">
            <text:p text:style-name="Standard"><text:span text:style-name="T4">Nom du module (ex: Mtr, Gyro, CfgS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PROP</text:span></text:p>
          </table:table-cell>
          <table:table-cell table:style-name="Tableau11.A1" office:value-type="string">
            <text:p text:style-name="Standard"><text:span text:style-name="T4">Propriété (ex: cmd, modeGyro, scale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CAT</text:span></text:p>
          </table:table-cell>
          <table:table-cell table:style-name="Tableau11.A1" office:value-type="string">
            <text:p text:style-name="Standard"><text:span text:style-name="T4">V/I/F/E/A — catégorie de message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TYPE</text:span></text:p>
          </table:table-cell>
          <table:table-cell table:style-name="Tableau11.A1" office:value-type="string">
            <text:p text:style-name="Standard"><text:span text:style-name="T4">enum, number, boolean, string, object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FORMAT_VALUE</text:span></text:p>
          </table:table-cell>
          <table:table-cell table:style-name="Tableau11.A1" office:value-type="string">
            <text:p text:style-name="Standard"><text:span text:style-name="T4">Plage ou valeurs acceptées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CODAGE</text:span></text:p>
          </table:table-cell>
          <table:table-cell table:style-name="Tableau11.A1" office:value-type="string">
            <text:p text:style-name="Standard"><text:span text:style-name="T4">Convention de codage (×1000, deg×10, etc.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DIRECTION</text:span></text:p>
          </table:table-cell>
          <table:table-cell table:style-name="Tableau11.A1" office:value-type="string">
            <text:p text:style-name="Standard"><text:span text:style-name="T4">SP→SE, A→SP, SE→SP, etc.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INSTANCE</text:span></text:p>
          </table:table-cell>
          <table:table-cell table:style-name="Tableau11.A1" office:value-type="string">
            <text:p text:style-name="Standard"><text:span text:style-name="T4">Identifiant de l'instance (* = tous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COMPLEXE</text:span></text:p>
          </table:table-cell>
          <table:table-cell table:style-name="Tableau11.A1" office:value-type="string">
            <text:p text:style-name="Standard"><text:span text:style-name="T4">Structure JSON pour les objets (paraXxx, intent, etc.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CYCLE</text:span></text:p>
          </table:table-cell>
          <table:table-cell table:style-name="Tableau11.A1" office:value-type="string">
            <text:p text:style-name="Standard"><text:span text:style-name="T4">Ini (au démarrage) ou Dyn (en cours d'exécution)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NATURE</text:span></text:p>
          </table:table-cell>
          <table:table-cell table:style-name="Tableau11.A1" office:value-type="string">
            <text:p text:style-name="Standard"><text:span text:style-name="T4">Config, Etat, ACK, Event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INTERFACE</text:span></text:p>
          </table:table-cell>
          <table:table-cell table:style-name="Tableau11.A1" office:value-type="string">
            <text:p text:style-name="Standard"><text:span text:style-name="T4">oui = exposé sur l'interface Node-RED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VPIV_EX</text:span></text:p>
          </table:table-cell>
          <table:table-cell table:style-name="Tableau11.A1" office:value-type="string">
            <text:p text:style-name="Standard"><text:span text:style-name="T4">Exemple de trame complète</text:span></text:p>
          </table:table-cell>
        </table:table-row>
        <table:table-row table:style-name="Tableau11.1">
          <table:table-cell table:style-name="Tableau11.A1" office:value-type="string">
            <text:p text:style-name="Standard"><text:span text:style-name="T3">NOTES</text:span></text:p>
          </table:table-cell>
          <table:table-cell table:style-name="Tableau11.A1" office:value-type="string">
            <text:p text:style-name="Standard"><text:span text:style-name="T4">Description et précautions</text:span></text:p>
          </table:table-cell>
        </table:table-row>
      </table:table>
      <text:h text:style-name="P7" text:outline-level="2"><text:bookmark-start text:name="__RefHeading___Toc6049_1965683224"/><text:span text:style-name="T7">5.3 Enums partagés SE + A</text:span><text:bookmark-end text:name="__RefHeading___Toc6049_1965683224"/></text:h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Standard"><text:span text:style-name="T3">modeRZ</text:span></text:p>
          </table:table-cell>
          <table:table-cell table:style-name="Tableau12.A1" office:value-type="string">
            <text:p text:style-name="Standard"><text:span text:style-name="T4">0=ARRET | 1=VEILLE | 2=FIXE | 3=DEPLACEMENT | 4=AUTONOME | 5=ERREUR</text:span></text:p>
          </table:table-cell>
        </table:table-row>
        <table:table-row table:style-name="Tableau12.1">
          <table:table-cell table:style-name="Tableau12.A1" office:value-type="string">
            <text:p text:style-name="Standard"><text:span text:style-name="T3">typePtge</text:span></text:p>
          </table:table-cell>
          <table:table-cell table:style-name="Tableau12.A1" office:value-type="string">
            <text:p text:style-name="Standard"><text:span text:style-name="T4">0=ECRAN | 1=VOCALE | 2=JOYSTICK | 3=LAISSE | 4=LAISSE+VOCALE</text:span></text:p>
          </table:table-cell>
        </table:table-row>
      </table:table>
      <text:p text:style-name="P4"/>
      <text:h text:style-name="P5" text:outline-level="1"><text:bookmark-start text:name="__RefHeading___Toc6051_1965683224"/><text:span text:style-name="T5">6. Conventions de développement</text:span><text:bookmark-end text:name="__RefHeading___Toc6051_1965683224"/></text:h>
      <text:h text:style-name="P7" text:outline-level="2"><text:bookmark-start text:name="__RefHeading___Toc6053_1965683224"/><text:span text:style-name="T7">6.1 Arduino C++</text:span><text:bookmark-end text:name="__RefHeading___Toc6053_1965683224"/></text:h>
      <text:list text:continue-numbering="true" text:style-name="WWNum2">
        <text:list-item>
          <text:p text:style-name="P12"><text:span text:style-name="T14">Pas de String() — utiliser char buf[] + snprintf()</text:span></text:p>
        </text:list-item>
        <text:list-item>
          <text:p text:style-name="P12"><text:span text:style-name="T14">Pas de float sur le fil VPIV — entiers ×1000 pour les facteurs</text:span></text:p>
        </text:list-item>
        <text:list-item>
          <text:p text:style-name="P12"><text:span text:style-name="T14">Pas de malloc/new dans la boucle — allocation statique uniquement</text:span></text:p>
        </text:list-item>
        <text:list-item>
          <text:p text:style-name="P12"><text:span text:style-name="T14">sendInfo() pour les ACK normaux (CAT=I), sendError() pour les événements et erreurs (CAT=E)</text:span></text:p>
        </text:list-item>
        <text:list-item>
          <text:p text:style-name="P12"><text:span text:style-name="T14">Chaque module = un namespace avec dispatch(prop, inst, value)</text:span></text:p>
        </text:list-item>
        <text:list-item>
          <text:p text:style-name="P12"><text:span text:style-name="T14">Entête de fichier obligatoire : nom, chemin, objectifs, fonctions, articulation, précautions, version, date, auteur</text:span></text:p>
        </text:list-item>
        <text:list-item>
          <text:p text:style-name="P12"><text:span text:style-name="T14">Commentaires en français avec terme anglais entre parenthèses si nécessaire</text:span></text:p>
        </text:list-item>
      </text:list>
      <text:h text:style-name="P7" text:outline-level="2"><text:bookmark-start text:name="__RefHeading___Toc6055_1965683224"/><text:span text:style-name="T7">6.2 SE — Shell Bash (Termux)</text:span><text:bookmark-end text:name="__RefHeading___Toc6055_1965683224"/></text:h>
      <text:list text:continue-numbering="true" text:style-name="WWNum2">
        <text:list-item>
          <text:p text:style-name="P12"><text:span text:style-name="T14">Tout envoi VPIV via send_vpiv() → FIFO — jamais mosquitto_pub direct</text:span></text:p>
        </text:list-item>
        <text:list-item>
          <text:p text:style-name="P12"><text:span text:style-name="T14">Lecture config via jq avec valeurs par défaut (// 'default')</text:span></text:p>
        </text:list-item>
        <text:list-item>
          <text:p text:style-name="P12"><text:span text:style-name="T14">Logs via log() → fichier log, jamais echo direct</text:span></text:p>
        </text:list-item>
        <text:list-item>
          <text:p text:style-name="P12"><text:span text:style-name="T14">Scripts en boucle infinie — prévus pour Termux:Task ou &amp;</text:span></text:p>
        </text:list-item>
        <text:list-item>
          <text:p text:style-name="P12"><text:span text:style-name="T14">global.json = état partagé entre scripts — accès atomique via fichier tmp + mv</text:span></text:p>
        </text:list-item>
      </text:list>
      <text:h text:style-name="P7" text:outline-level="2"><text:bookmark-start text:name="__RefHeading___Toc6057_1965683224"/><text:span text:style-name="T7">6.3 Node-RED (SP)</text:span><text:bookmark-end text:name="__RefHeading___Toc6057_1965683224"/></text:h>
      <text:list text:continue-numbering="true" text:style-name="WWNum2">
        <text:list-item>
          <text:p text:style-name="P12"><text:span text:style-name="T14">Topics MQTT : rz/vpiv/in (SP→SE/A), rz/vpiv/out (A/SE→SP)</text:span></text:p>
        </text:list-item>
        <text:list-item>
          <text:p text:style-name="P12"><text:span text:style-name="T14">Routage par VAR+PROP dans le premier nœud de traitement</text:span></text:p>
        </text:list-item>
        <text:list-item>
          <text:p text:style-name="P12"><text:span text:style-name="T14">ACK (CAT=I) déclenchent la mise à jour de l'état dans le contexte Node-RED</text:span></text:p>
        </text:list-item>
        <text:list-item>
          <text:p text:style-name="P12"><text:span text:style-name="T14">Flux (CAT=F) alimentent les tableaux de bord en temps réel</text:span></text:p>
        </text:list-item>
        <text:list-item>
          <text:p text:style-name="P12"><text:span text:style-name="T14">Événements (CAT=E) déclenchent des alertes et réactions automatiques</text:span></text:p>
        </text:list-item>
      </text:list>
      <text:h text:style-name="P7" text:outline-level="2"><text:bookmark-start text:name="__RefHeading___Toc6059_1965683224"/><text:span text:style-name="T7">6.4 Outils de développement</text:span><text:bookmark-end text:name="__RefHeading___Toc6059_1965683224"/>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Standard"><text:span text:style-name="T3">Arduino</text:span></text:p>
          </table:table-cell>
          <table:table-cell table:style-name="Tableau13.A1" office:value-type="string">
            <text:p text:style-name="Standard"><text:span text:style-name="T4">Visual Studio Code + PlatformIO</text:span></text:p>
          </table:table-cell>
        </table:table-row>
        <table:table-row table:style-name="Tableau13.1">
          <table:table-cell table:style-name="Tableau13.A1" office:value-type="string">
            <text:p text:style-name="Standard"><text:span text:style-name="T3">SE (Bash)</text:span></text:p>
          </table:table-cell>
          <table:table-cell table:style-name="Tableau13.A1" office:value-type="string">
            <text:p text:style-name="Standard"><text:span text:style-name="T4">Termux sur Android, édition VSCode via SSH ou direct</text:span></text:p>
          </table:table-cell>
        </table:table-row>
        <table:table-row table:style-name="Tableau13.1">
          <table:table-cell table:style-name="Tableau13.A1" office:value-type="string">
            <text:p text:style-name="Standard"><text:span text:style-name="T3">SP</text:span></text:p>
          </table:table-cell>
          <table:table-cell table:style-name="Tableau13.A1" office:value-type="string">
            <text:p text:style-name="Standard"><text:span text:style-name="T4">Node-RED sur PC ou serveur</text:span></text:p>
          </table:table-cell>
        </table:table-row>
        <table:table-row table:style-name="Tableau13.1">
          <table:table-cell table:style-name="Tableau13.A1" office:value-type="string">
            <text:p text:style-name="Standard"><text:span text:style-name="T3">Tables</text:span></text:p>
          </table:table-cell>
          <table:table-cell table:style-name="Tableau13.A1" office:value-type="string">
            <text:p text:style-name="Standard"><text:span text:style-name="T4">LibreOffice Calc (.xlsx) — référence normative</text:span></text:p>
          </table:table-cell>
        </table:table-row>
        <table:table-row table:style-name="Tableau13.1">
          <table:table-cell table:style-name="Tableau13.A1" office:value-type="string">
            <text:p text:style-name="Standard"><text:span text:style-name="T3">Notes</text:span></text:p>
          </table:table-cell>
          <table:table-cell table:style-name="Tableau13.A1" office:value-type="string">
            <text:p text:style-name="Standard"><text:span text:style-name="T4">LibreOffice Writer</text:span></text:p>
          </table:table-cell>
        </table:table-row>
      </table:table>
      <text:p text:style-name="P4"/>
      <text:h text:style-name="P5" text:outline-level="1"><text:bookmark-start text:name="__RefHeading___Toc6061_1965683224"/><text:span text:style-name="T5">7. Points en attente / Prochaines étapes</text:span><text:bookmark-end text:name="__RefHeading___Toc6061_1965683224"/></text:h>
      <text:h text:style-name="P7" text:outline-level="2"><text:bookmark-start text:name="__RefHeading___Toc6063_1965683224"/><text:span text:style-name="T7">7.1 Arduino — corrections à intégrer</text:span><text:bookmark-end text:name="__RefHeading___Toc6063_1965683224"/></text:h>
      <text:p text:style-name="P9"><text:span text:style-name="T9">⚠ <text:s/>Ces corrections ont été effectuées dans cette session et sont disponibles en sortie. Les fichiers sources du projet doivent être mis à jour manuellement.</text:span></text:p>
      <text:list text:continue-numbering="true" text:style-name="WWNum2">
        <text:list-item>
          <text:p text:style-name="P12"><text:span text:style-name="T14">ctrl_L.cpp + dispatch_Ctrl_L.cpp : "ctrl_L" → "Ctrl_L" ✓</text:span></text:p>
        </text:list-item>
        <text:list-item>
          <text:p text:style-name="P12"><text:span text:style-name="T14">dispatch_Odom.cpp + odom.cpp : "Odo" → "Odom" ✓</text:span></text:p>
        </text:list-item>
        <text:list-item>
          <text:p text:style-name="P12"><text:span text:style-name="T14">dispatch_Us.cpp + us.cpp : "Us" → "US" ✓</text:span></text:p>
        </text:list-item>
        <text:list-item>
          <text:p text:style-name="P12"><text:span text:style-name="T14">com.h : "Com" → "COM" ✓</text:span></text:p>
        </text:list-item>
        <text:list-item>
          <text:p text:style-name="P12"><text:span text:style-name="T14">dispatch_Odom.cpp : String(ms) → snprintf() ✓</text:span></text:p>
        </text:list-item>
        <text:list-item>
          <text:p text:style-name="P12"><text:span text:style-name="T14">us.cpp : String(i) → snprintf() ✓</text:span></text:p>
        </text:list-item>
        <text:list-item>
          <text:p text:style-name="P12"><text:span text:style-name="T14">dispatch_SecMvt.cpp : scale atof() → atoi()/×1000 ✓</text:span></text:p>
        </text:list-item>
        <text:list-item>
          <text:p text:style-name="P12"><text:span text:style-name="T14">urg.cpp : instances Urg '"*"' → '"A"' ✓</text:span></text:p>
        </text:list-item>
      </text:list>
      <text:h text:style-name="P7" text:outline-level="2"><text:bookmark-start text:name="__RefHeading___Toc6065_1965683224"/><text:span text:style-name="T7">7.2 Arduino — à traiter plus tard</text:span><text:bookmark-end text:name="__RefHeading___Toc6065_1965683224"/></text:h>
      <text:list text:continue-numbering="true" text:style-name="WWNum2">
        <text:list-item>
          <text:p text:style-name="P12"><text:span text:style-name="T14">Résoudre double définition Com::dispatch (com.h inline + dispatch_com.cpp)</text:span></text:p>
        </text:list-item>
        <text:list-item>
          <text:p text:style-name="P12"><text:span text:style-name="T14">Supprimer include lrub_hardware.h inutile dans dispatch_Lrub.cpp</text:span></text:p>
        </text:list-item>
        <text:list-item>
          <text:p text:style-name="P12"><text:span text:style-name="T14">Supprimer lrub_dispatchVPIV() (code mort) dans lrub.h/lrub.cpp</text:span></text:p>
        </text:list-item>
        <text:list-item>
          <text:p text:style-name="P12"><text:span text:style-name="T14">Encoder Odom:pos, Odom:report, Odom:coeff en entiers (m×1000, rad×100)</text:span></text:p>
        </text:list-item>
        <text:list-item>
          <text:p text:style-name="P12"><text:span text:style-name="T14">Appliquer patch legacy Mtr (config_mtr_patch.md) dans config.h/config.cpp</text:span></text:p>
        </text:list-item>
      </text:list>
      <text:h text:style-name="P7" text:outline-level="2"><text:bookmark-start text:name="__RefHeading___Toc6067_1965683224"/><text:span text:style-name="T7">7.3 Étapes suivantes</text:span><text:bookmark-end text:name="__RefHeading___Toc6067_1965683224"/></text:h>
      <text:list text:continue-numbering="true" text:style-name="WWNum2">
        <text:list-item>
          <text:p text:style-name="P12"><text:span text:style-name="T14">Développement Node-RED (SP) : tableaux de bord, routage VPIV, gestion urgences</text:span></text:p>
        </text:list-item>
        <text:list-item>
          <text:p text:style-name="P12"><text:span text:style-name="T14">Tests intégration SE ↔ Arduino via bridge MQTT</text:span></text:p>
        </text:list-item>
        <text:list-item>
          <text:p text:style-name="P12"><text:span text:style-name="T14">Calibration odométrie (coeff roue, géométrie)</text:span></text:p>
        </text:list-item>
        <text:list-item>
          <text:p text:style-name="P12"><text:span text:style-name="T14">Implémentation mode AUTONOME (modeRZ=4)</text:span></text:p>
        </text:list-item>
      </text:list>
      <text:p text:style-name="P4"/>
      <text:h text:style-name="P5" text:outline-level="1"><text:bookmark-start text:name="__RefHeading___Toc6069_1965683224"/><text:span text:style-name="T5">8. Annexe — Arborescence des fichiers</text:span><text:bookmark-end text:name="__RefHeading___Toc6069_1965683224"/></text:h>
      <text:h text:style-name="P7" text:outline-level="2"><text:bookmark-start text:name="__RefHeading___Toc6071_1965683224"/><text:span text:style-name="T7">8.1 Arduino Mega</text:span><text:bookmark-end text:name="__RefHeading___Toc6071_1965683224"/></text:h>
      <text:p text:style-name="P8"><text:span text:style-name="T8">arduino/mega/src/</text:span></text:p>
      <text:p text:style-name="P8"><text:span text:style-name="T8"><text:s text:c="2"/>communication/</text:span></text:p>
      <text:p text:style-name="P8"><text:span text:style-name="T8"><text:s text:c="4"/>communication.h/.cpp <text:s/>— sendInfo(), sendError(), parseVPIV()</text:span></text:p>
      <text:p text:style-name="P8"><text:span text:style-name="T8"><text:s text:c="4"/>com.h <text:s text:c="16"/>— COM::dispatch (debug/info/warn/error A→SP)</text:span></text:p>
      <text:p text:style-name="P8"><text:span text:style-name="T8"><text:s text:c="4"/>vpiv_dispatch.h/.cpp <text:s/>— routeur central VPIV</text:span></text:p>
      <text:p text:style-name="P8"><text:span text:style-name="T8"><text:s text:c="4"/>dispatch_CfgS.cpp <text:s text:c="4"/>— CfgS (modeRZ, typePtge, emg, reset)</text:span></text:p>
      <text:p text:style-name="P8"><text:span text:style-name="T8"><text:s text:c="4"/>dispatch_Urg.cpp <text:s text:c="5"/>— Urg (clear uniquement)</text:span></text:p>
      <text:p text:style-name="P8"><text:span text:style-name="T8"><text:s text:c="4"/>dispatch_Mtr.cpp <text:s text:c="5"/>— Mtr (cmd, scale, kturn, act, override, read, stop)</text:span></text:p>
      <text:p text:style-name="P8"><text:span text:style-name="T8"><text:s text:c="4"/>dispatch_Odom.cpp <text:s text:c="4"/>— Odom (read, reset, act, freq, report, coeff, gyro, compass, geom, mode)</text:span></text:p>
      <text:p text:style-name="P8"><text:span text:style-name="T8"><text:s text:c="4"/>dispatch_Mic.cpp <text:s text:c="5"/>— Mic (modeMicsF/I, paraMicsF/I)</text:span></text:p>
      <text:p text:style-name="P8"><text:span text:style-name="T8"><text:s text:c="4"/>dispatch_Us.cpp <text:s text:c="6"/>— US (read, thd, freq, act, sendall, delta, suspect_ms, mode)</text:span></text:p>
      <text:p text:style-name="P8"><text:span text:style-name="T8"><text:s text:c="4"/>dispatch_SecMvt.cpp <text:s text:c="2"/>— SecMvt (act, mode, thd, scale, status)</text:span></text:p>
      <text:p text:style-name="P8"><text:span text:style-name="T8"><text:s text:c="4"/>dispatch_Srv.cpp <text:s text:c="5"/>— Srv (angle, speed, act, read)</text:span></text:p>
      <text:p text:style-name="P8"><text:span text:style-name="T8"><text:s text:c="4"/>dispatch_IRmvt.cpp <text:s text:c="3"/>— IRmvt (read, act, freq, thd, mode)</text:span></text:p>
      <text:p text:style-name="P8"><text:span text:style-name="T8"><text:s text:c="4"/>dispatch_FS.cpp <text:s text:c="6"/>— FS (read, tare, cal, act, freq, thd)</text:span></text:p>
      <text:p text:style-name="P8"><text:span text:style-name="T8"><text:s text:c="4"/>dispatch_Lring.cpp <text:s text:c="3"/>— Lring (act, expr, rgb, clr, int, mode, init)</text:span></text:p>
      <text:p text:style-name="P8"><text:span text:style-name="T8"><text:s text:c="4"/>dispatch_Lrub.cpp <text:s text:c="4"/>— Lrub (col, lumin, act, timeout, effetFuite, init)</text:span></text:p>
      <text:p text:style-name="P8"><text:span text:style-name="T8"><text:s text:c="4"/>dispatch_Ctrl_L.cpp <text:s text:c="2"/>— Ctrl_L (act, dist, vmax, dead, status)</text:span></text:p>
      <text:p text:style-name="P8"><text:span text:style-name="T8"><text:s text:c="2"/>system/</text:span></text:p>
      <text:p text:style-name="P8"><text:span text:style-name="T8"><text:s text:c="4"/>urg.h/.cpp <text:s text:c="11"/>— Gestion urgences (urg_handle, urg_clear)</text:span></text:p>
      <text:p text:style-name="P8"><text:span text:style-name="T8"><text:s text:c="4"/>config.h/.cpp <text:s text:c="8"/>— Paramètres globaux cfg_xxx</text:span></text:p>
      <text:p text:style-name="P8"><text:span text:style-name="T8"><text:s text:c="2"/>hardware/</text:span></text:p>
      <text:p text:style-name="P8"><text:span text:style-name="T8"><text:s text:c="4"/>mtr_hardware.h/.cpp <text:s text:c="2"/>— Interface bas niveau moteurs → UNO</text:span></text:p>
      <text:p text:style-name="P8"><text:span text:style-name="T8"><text:s text:c="4"/>srv_hardware.h/.cpp <text:s text:c="2"/>— Servos PWM</text:span></text:p>
      <text:p text:style-name="P8"><text:span text:style-name="T8"><text:s text:c="4"/>us_hardware.h/.cpp <text:s text:c="3"/>— Ultrasons HC-SR04</text:span></text:p>
      <text:p text:style-name="P8"><text:span text:style-name="T8"><text:s text:c="4"/>...</text:span></text:p>
      <text:p text:style-name="P8"><text:span text:style-name="T8"><text:s text:c="2"/>motion/</text:span></text:p>
      <text:p text:style-name="P8"><text:span text:style-name="T8"><text:s text:c="4"/>mtr.h/.cpp <text:s text:c="11"/>— Logique moteurs (computeDiffDrive, scale, kturn)</text:span></text:p>
      <text:p text:style-name="P8"><text:span text:style-name="T8"><text:s text:c="4"/>mvt_safe.h/.cpp <text:s text:c="6"/>— Sécurité mouvement (warn/danger)</text:span></text:p>
      <text:p text:style-name="P8"><text:span text:style-name="T8"><text:s text:c="4"/>mvt_ir.h/.cpp <text:s text:c="8"/>— Détection IR</text:span></text:p>
      <text:p text:style-name="P8"><text:span text:style-name="T8"><text:s text:c="4"/>odom.h/.cpp <text:s text:c="10"/>— Odométrie</text:span></text:p>
      <text:p text:style-name="P8"><text:span text:style-name="T8"><text:s text:c="4"/>ctrl_L.h/.cpp <text:s text:c="8"/>— Contrôle laisse</text:span></text:p>
      <text:p text:style-name="P8"><text:span text:style-name="T8"><text:s text:c="2"/>sensors/</text:span></text:p>
      <text:p text:style-name="P8"><text:span text:style-name="T8"><text:s text:c="4"/>mic.h/.cpp <text:s text:c="11"/>— 3 micros</text:span></text:p>
      <text:p text:style-name="P8"><text:span text:style-name="T8"><text:s text:c="4"/>us.h/.cpp <text:s text:c="12"/>— 9 capteurs US</text:span></text:p>
      <text:p text:style-name="P8"><text:span text:style-name="T8"><text:s text:c="4"/>fs.h/.cpp <text:s text:c="12"/>— Capteur force</text:span></text:p>
      <text:p text:style-name="P8"><text:span text:style-name="T8"><text:s text:c="2"/>leds/</text:span></text:p>
      <text:p text:style-name="P8"><text:span text:style-name="T8"><text:s text:c="4"/>lring.h/.cpp <text:s text:c="9"/>— Anneau LEDs</text:span></text:p>
      <text:p text:style-name="P8"><text:span text:style-name="T8"><text:s text:c="4"/>lrub.h/.cpp <text:s text:c="10"/>— Ruban LEDs</text:span></text:p>
      <text:h text:style-name="P7" text:outline-level="2"><text:bookmark-start text:name="__RefHeading___Toc6073_1965683224"/><text:span text:style-name="T7">8.2 SE (Termux)</text:span><text:bookmark-end text:name="__RefHeading___Toc6073_1965683224"/></text:h>
      <text:p text:style-name="P8"><text:span text:style-name="T8">termux/</text:span></text:p>
      <text:p text:style-name="P8"><text:span text:style-name="T8"><text:s text:c="2"/>config/</text:span></text:p>
      <text:p text:style-name="P8"><text:span text:style-name="T8"><text:s text:c="4"/>global.json <text:s text:c="10"/>— État temps réel partagé</text:span></text:p>
      <text:p text:style-name="P8"><text:span text:style-name="T8"><text:s text:c="4"/>courant_init.json <text:s text:c="4"/>— Paramètres initiaux</text:span></text:p>
      <text:p text:style-name="P8"><text:span text:style-name="T8"><text:s text:c="4"/>sensors/</text:span></text:p>
      <text:p text:style-name="P8"><text:span text:style-name="T8"><text:s text:c="6"/>gyro_config.json / cam_config.json / mic_config.json / ...</text:span></text:p>
      <text:p text:style-name="P8"><text:span text:style-name="T8"><text:s text:c="2"/>fifo/</text:span></text:p>
      <text:p text:style-name="P8"><text:span text:style-name="T8"><text:s text:c="4"/>fifo_termux_in <text:s text:c="7"/>— FIFO d'entrée (managers → parser)</text:span></text:p>
      <text:p text:style-name="P8"><text:span text:style-name="T8"><text:s text:c="2"/>scripts/</text:span></text:p>
      <text:p text:style-name="P8"><text:span text:style-name="T8"><text:s text:c="4"/>rz_vpiv_parser.sh <text:s text:c="4"/>— Routeur principal (MQTT → FIFO → MQTT)</text:span></text:p>
      <text:p text:style-name="P8"><text:span text:style-name="T8"><text:s text:c="4"/>rz_state-manager.sh <text:s text:c="2"/>— Gestion modeRZ, contexte STT</text:span></text:p>
      <text:p text:style-name="P8"><text:span text:style-name="T8"><text:s text:c="4"/>mqtt_bridge.py <text:s text:c="7"/>— Bridge MQTT ↔ USB Arduino</text:span></text:p>
      <text:p text:style-name="P8"><text:soft-page-break/><text:span text:style-name="T8"><text:s text:c="4"/>rz_sys_monitor.sh <text:s text:c="4"/>— Surveillance système (CPU/RAM/therm/batt)</text:span></text:p>
      <text:p text:style-name="P8"><text:span text:style-name="T8"><text:s text:c="4"/>rz_gyro_manager.sh <text:s text:c="3"/>— Gyroscope Android</text:span></text:p>
      <text:p text:style-name="P8"><text:span text:style-name="T8"><text:s text:c="4"/>rz_mg_manager.sh <text:s text:c="5"/>— Magnétomètre Android</text:span></text:p>
      <text:p text:style-name="P8"><text:span text:style-name="T8"><text:s text:c="4"/>rz_camera_manager.sh <text:s/>— Caméra IP Webcam</text:span></text:p>
      <text:p text:style-name="P8"><text:span text:style-name="T8"><text:s text:c="4"/>rz_torch_manager.sh <text:s text:c="2"/>— Torche LED</text:span></text:p>
      <text:p text:style-name="P8"><text:span text:style-name="T8"><text:s text:c="4"/>rz_microSe_manager.sh — Microphone SE</text:span></text:p>
      <text:p text:style-name="P8"><text:span text:style-name="T8"><text:s text:c="4"/>rz_balayage_sonore.sh — Localisation sonore (servo TGD)</text:span></text:p>
      <text:p text:style-name="P8"><text:span text:style-name="T8"><text:s text:c="4"/>rz_stt_handler.sh <text:s text:c="4"/>— STT (décodage intents PocketSphinx)</text:span></text:p>
      <text:p text:style-name="P8"><text:span text:style-name="T8"><text:s text:c="4"/>rz_stt_manager.py <text:s text:c="4"/>— Daemon PocketSphinx (KWS)</text:span></text:p>
      <text:p text:style-name="P8"><text:span text:style-name="T8"><text:s text:c="4"/>rz_stt_manager.sh <text:s text:c="4"/>— Gestion TTS (termux-tts-speak)</text:span></text:p>
      <text:p text:style-name="P8"><text:span text:style-name="T8"><text:s text:c="4"/>rz_appli_manager.sh <text:s text:c="2"/>— Gestion apps Android (Baby/Zoom/GPS...)</text:span></text:p>
      <text:p text:style-name="P8"><text:span text:style-name="T8"><text:s text:c="4"/>rz_tasker_bridge.sh <text:s text:c="2"/>— Interface Tasker (am start)</text:span></text:p>
      <text:p text:style-name="P6"/>
      <text:p text:style-name="P14"><text:span text:style-name="T6">— Fin du document —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fr" fo:country="FR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494cm" fo:margin-bottom="0.212cm" style:contextual-spacing="false"/>
      <style:text-properties fo:color="#ffffff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353cm" fo:margin-bottom="0.141cm" style:contextual-spacing="false"/>
      <style:text-properties fo:color="#1f3864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247cm" fo:margin-bottom="0.106cm" style:contextual-spacing="false"/>
      <style:text-properties fo:color="#2e437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3"/><text:page-number text:select-page="current">12</text:page-number><text:bookmark-end text:name="PageNumWizard_FOOTER_Style de page par défaut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meta:editing-cycles>3</meta:editing-cycles>
    <meta:creation-date>2026-03-12T17:55:38.267000000</meta:creation-date>
    <dc:date>2026-04-01T10:38:39.255245500</dc:date>
    <meta:editing-duration>P3DT5H5M18S</meta:editing-duration>
    <meta:generator>LibreOffice/26.2.0.3$Windows_X86_64 LibreOffice_project/620$Build-3</meta:generator>
    <meta:document-statistic meta:table-count="13" meta:image-count="0" meta:object-count="0" meta:page-count="12" meta:paragraph-count="431" meta:word-count="2248" meta:character-count="16342" meta:non-whitespace-character-count="13972"/>
  </office:meta>
</office:document-meta>
</file>